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Lucida Sans Unicode" svg:font-family="&quot;Lucida Sans Unicode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/>
    </style:style>
    <style:style style:name="ce8" style:family="table-cell" style:parent-style-name="Default" style:data-style-name="N0">
      <style:table-cell-properties fo:border="thin solid #000000" style:vertical-align="middle" fo:background-color="#FFFF00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00"/>
    </style:style>
    <style:style style:name="ce10" style:family="table-cell" style:parent-style-name="Default" style:data-style-name="N0">
      <style:table-cell-properties fo:border="thin solid #000000" style:vertical-align="middle" fo:background-color="transparent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Lucida Sans Unicode" style:font-name-asian="Lucida Sans Unicode" style:font-name-complex="Lucida Sans Unicode" style:font-family-generic="swiss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Lucida Sans Unicode" style:font-name-asian="Lucida Sans Unicode" style:font-name-complex="Lucida Sans Unicode" style:font-family-generic="swiss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Lucida Sans Unicode" style:font-name-asian="Lucida Sans Unicode" style:font-name-complex="Lucida Sans Unicode" style:font-family-generic="swiss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Lucida Sans Unicode" style:font-name-asian="Lucida Sans Unicode" style:font-name-complex="Lucida Sans Unicode" style:font-family-generic="swiss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Lucida Sans Unicode" style:font-name-asian="Lucida Sans Unicode" style:font-name-complex="Lucida Sans Unicode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돋움" style:font-name-asian="돋움" style:font-name-complex="돋움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94733333333333cm" style:use-optimal-column-width="true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3.09033333333333cm" style:use-optimal-column-width="true"/>
    </style:style>
    <style:style style:name="co5" style:family="table-column">
      <style:table-column-properties fo:break-before="auto" style:column-width="3.4925cm" style:use-optimal-column-width="true"/>
    </style:style>
    <style:style style:name="co6" style:family="table-column">
      <style:table-column-properties fo:break-before="auto" style:column-width="18.3303333333333cm"/>
    </style:style>
    <style:style style:name="co7" style:family="table-column">
      <style:table-column-properties fo:break-before="auto" style:column-width="1.10066666666667cm" style:use-optimal-column-width="true"/>
    </style:style>
    <style:style style:name="co8" style:family="table-column">
      <style:table-column-properties fo:break-before="auto" style:column-width="19.6003333333333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52.2pt" style:use-optimal-row-height="true" fo:break-before="auto"/>
    </style:style>
    <style:style style:name="ro5" style:family="table-row">
      <style:table-row-properties style:row-height="174pt" style:use-optimal-row-height="true" fo:break-before="auto"/>
    </style:style>
    <style:style style:name="ro6" style:family="table-row">
      <style:table-row-properties style:row-height="191.4pt" style:use-optimal-row-height="true" fo:break-before="auto"/>
    </style:style>
    <style:style style:name="ro7" style:family="table-row">
      <style:table-row-properties style:row-height="121.8pt" style:use-optimal-row-height="true" fo:break-before="auto"/>
    </style:style>
    <style:style style:name="ro8" style:family="table-row">
      <style:table-row-properties style:row-height="243.6pt" style:use-optimal-row-height="true" fo:break-before="auto"/>
    </style:style>
    <style:style style:name="ro9" style:family="table-row">
      <style:table-row-properties style:row-height="87pt" style:use-optimal-row-height="true" fo:break-before="auto"/>
    </style:style>
    <style:style style:name="ro10" style:family="table-row">
      <style:table-row-properties style:row-height="104.4pt" style:use-optimal-row-height="true" fo:break-before="auto"/>
    </style:style>
    <style:style style:name="ro11" style:family="table-row">
      <style:table-row-properties style:row-height="69.6pt" style:use-optimal-row-height="true" fo:break-before="auto"/>
    </style:style>
    <style:style style:name="ro12" style:family="table-row">
      <style:table-row-properties style:row-height="139.2pt" style:use-optimal-row-height="true" fo:break-before="auto"/>
    </style:style>
    <style:style style:name="ro13" style:family="table-row">
      <style:table-row-properties style:row-height="330.6pt" style:use-optimal-row-height="true" fo:break-before="auto"/>
    </style:style>
    <style:style style:name="ro14" style:family="table-row">
      <style:table-row-properties style:row-height="156.6pt" style:use-optimal-row-height="true" fo:break-before="auto"/>
    </style:style>
    <style:style style:name="ro15" style:family="table-row">
      <style:table-row-properties style:row-height="261pt" style:use-optimal-row-height="true" fo:break-before="auto"/>
    </style:style>
    <style:style style:name="ro16" style:family="table-row">
      <style:table-row-properties style:row-height="141pt" style:use-optimal-row-height="true" fo:break-before="auto"/>
    </style:style>
    <style:style style:name="ro17" style:family="table-row">
      <style:table-row-properties style:row-height="409.6pt" style:use-optimal-row-height="true" fo:break-before="auto"/>
    </style:style>
    <style:style style:name="ro18" style:family="table-row">
      <style:table-row-properties style:row-height="295.8pt" style:use-optimal-row-height="true" fo:break-before="auto"/>
    </style:style>
    <style:style style:name="ro19" style:family="table-row">
      <style:table-row-properties style:row-height="278.4pt" style:use-optimal-row-height="true" fo:break-before="auto"/>
    </style:style>
    <style:style style:name="ro20" style:family="table-row">
      <style:table-row-properties style:row-height="313.2pt" style:use-optimal-row-height="true" fo:break-before="auto"/>
    </style:style>
    <style:style style:name="ro21" style:family="table-row">
      <style:table-row-properties style:row-height="57pt" style:use-optimal-row-height="true" fo:break-before="auto"/>
    </style:style>
    <style:style style:name="ro22" style:family="table-row">
      <style:table-row-properties style:row-height="367.2pt" style:use-optimal-row-height="true" fo:break-before="auto"/>
    </style:style>
    <style:style style:name="ro23" style:family="table-row">
      <style:table-row-properties style:row-height="382.8pt" style:use-optimal-row-height="true" fo:break-before="auto"/>
    </style:style>
    <style:style style:name="ro24" style:family="table-row">
      <style:table-row-properties style:row-height="78.6pt" style:use-optimal-row-height="true" fo:break-before="auto"/>
    </style:style>
    <style:style style:name="ro25" style:family="table-row">
      <style:table-row-properties style:row-height="15.6pt" style:use-optimal-row-height="true" fo:break-before="auto"/>
    </style:style>
    <style:style style:name="ro26" style:family="table-row">
      <style:table-row-properties style:row-height="13.5pt" style:use-optimal-row-height="true" fo:break-before="auto"/>
    </style:style>
    <style:style style:name="ro27" style:family="table-row">
      <style:table-row-properties style:row-height="226.2pt" style:use-optimal-row-height="true" fo:break-before="auto"/>
    </style:style>
    <style:style style:name="ro28" style:family="table-row">
      <style:table-row-properties style:row-height="140.4pt" style:use-optimal-row-height="true" fo:break-before="auto"/>
    </style:style>
    <style:style style:name="ro29" style:family="table-row">
      <style:table-row-properties style:row-height="348pt" style:use-optimal-row-height="true" fo:break-before="auto"/>
    </style:style>
    <style:style style:name="ro30" style:family="table-row">
      <style:table-row-properties style:row-height="400.2pt" style:use-optimal-row-height="true" fo:break-before="auto"/>
    </style:style>
    <style:style style:name="ro31" style:family="table-row">
      <style:table-row-properties style:row-height="7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U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월별 주요 이슈</text:p>
          </table:table-cell>
          <table:table-cell table:style-name="ce2"/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2">
            <text:p>1월(완료)</text:p>
          </table:table-cell>
          <table:table-cell table:style-name="ce3"/>
          <table:table-cell table:number-columns-repeated="16380"/>
        </table:table-row>
        <table:table-row table:style-name="ro2">
          <table:table-cell table:number-columns-repeated="2"/>
          <table:table-cell table:number-columns-repeated="2" table:style-name="ce2"/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2">
            <text:p>2월(완료)</text:p>
          </table:table-cell>
          <table:table-cell office:value-type="string" table:style-name="ce1">
            <text:p>(EU) 방화벽 Capa 부족으로 인한 방화벽 장비 교체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">
            <text:p>3월(완료)</text:p>
          </table:table-cell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office:value-type="string" table:style-name="ce1">
            <text:p>(EU) 방화벽 이슈로 예외 처리된(제외되었던) 기능 원상 복구 (적용)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">
            <text:p>4월(완료)</text:p>
          </table:table-cell>
          <table:table-cell office:value-type="string" table:style-name="ce2">
            <text:p>(모니터링) Zabbix 모니터링 항목 조정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number-columns-repeated="2" table:style-name="ce2"/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2">
            <text:p>5월(완료)</text:p>
          </table:table-cell>
          <table:table-cell office:value-type="string" table:style-name="ce2">
            <text:p>(공통) T1 기술 업무 인수인계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number-columns-repeated="2" table:style-name="ce2"/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2">
            <text:p>6월(완료)</text:p>
          </table:table-cell>
          <table:table-cell table:style-name="ce1"/>
          <table:table-cell table:style-name="ce2"/>
          <table:table-cell table:number-columns-repeated="16379"/>
        </table:table-row>
        <table:table-row table:style-name="ro2">
          <table:table-cell table:number-columns-repeated="2"/>
          <table:table-cell table:number-columns-repeated="3" table:style-name="ce2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2">
            <text:p>6월(진행중)</text:p>
          </table:table-cell>
          <table:table-cell office:value-type="string" table:style-name="ce2">
            <text:p>(Global) MongoDB 업무 이관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EU) 자원 회수 ::: 리소스 부족으로 인한 자원 확보 방안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EU) 방화벽 IPS/FW 분리 및 IPSEC VPN 적용 요청 (→ 추가 요청 시 대응)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EU) F5 BIG-IP 취약점(CVE-2022-1388) 대응 펌웨어 업그레이드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1"/>
          <table:table-cell table:style-name="ce2"/>
          <table:table-cell table:number-columns-repeated="16380" table:style-name="ce1"/>
        </table:table-row>
        <table:table-row table:style-name="ro2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number-rows-repeated="1048551" table:style-name="ro1">
          <table:table-cell table:number-columns-repeated="16384"/>
        </table:table-row>
      </table:table>
      <table:table table:name="SG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월별 주요 이슈</text:p>
          </table:table-cell>
          <table:table-cell table:style-name="ce2"/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2">
            <text:p>1월(완료)</text:p>
          </table:table-cell>
          <table:table-cell office:value-type="string" table:style-name="ce3">
            <text:p>(SG 리전) H53 모니터링 이관 (2021.10.03)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SG) DB 이중화 미구성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">
            <text:p>2월(완료)</text:p>
          </table:table-cell>
          <table:table-cell table:number-columns-repeated="16381" table:style-name="ce1"/>
        </table:table-row>
        <table:table-row table:style-name="ro2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">
            <text:p>3월(완료)</text:p>
          </table:table-cell>
          <table:table-cell office:value-type="string" table:style-name="ce1">
            <text:p>(SG) 싱가폴 검증계 테넌트 신규 생성 요청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office:value-type="string" table:style-name="ce1">
            <text:p>(SG 리전) 검증계 Zabbix 구성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">
            <text:p>4월(완료)</text:p>
          </table:table-cell>
          <table:table-cell office:value-type="string" table:style-name="ce2">
            <text:p>(모니터링) Zabbix 모니터링 항목 조정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number-columns-repeated="2" table:style-name="ce2"/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2">
            <text:p>5월(완료)</text:p>
          </table:table-cell>
          <table:table-cell office:value-type="string" table:style-name="ce2">
            <text:p>(SG) HB 네트워크 구성 요청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공통) T1 기술 업무 인수인계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">
            <text:p>6월(완료)</text:p>
          </table:table-cell>
          <table:table-cell office:value-type="string" table:style-name="ce2">
            <text:p>(SG) F5 BIG-IP 취약점(CVE-2022-1388) 대응 펌웨어 업그레이드</text:p>
          </table:table-cell>
          <table:table-cell table:style-name="ce2"/>
          <table:table-cell table:number-columns-repeated="16379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2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2">
            <text:p>6월(진행중)</text:p>
          </table:table-cell>
          <table:table-cell office:value-type="string" table:style-name="ce2">
            <text:p>(Global) MongoDB 업무 이관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2"/>
          <table:table-cell table:number-columns-repeated="16381" table:style-name="ce1"/>
        </table:table-row>
        <table:table-row table:number-rows-repeated="3" table:style-name="ro2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number-rows-repeated="2" table:style-name="ro2">
          <table:table-cell table:number-columns-repeated="2"/>
          <table:table-cell table:style-name="ce1"/>
          <table:table-cell table:style-name="ce2"/>
          <table:table-cell table:number-columns-repeated="16380" table:style-name="ce1"/>
        </table:table-row>
        <table:table-row table:style-name="ro2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NA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월별 주요 이슈</text:p>
          </table:table-cell>
          <table:table-cell table:style-name="ce2"/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2">
            <text:p>1월(완료)</text:p>
          </table:table-cell>
          <table:table-cell table:style-name="ce3"/>
          <table:table-cell table:number-columns-repeated="16380"/>
        </table:table-row>
        <table:table-row table:style-name="ro2">
          <table:table-cell table:number-columns-repeated="2"/>
          <table:table-cell table:number-columns-repeated="2" table:style-name="ce2"/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2">
            <text:p>2월(완료)</text:p>
          </table:table-cell>
          <table:table-cell table:number-columns-repeated="16381" table:style-name="ce1"/>
        </table:table-row>
        <table:table-row table:style-name="ro2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">
            <text:p>3월(완료)</text:p>
          </table:table-cell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">
            <text:p>4월(완료)</text:p>
          </table:table-cell>
          <table:table-cell office:value-type="string" table:style-name="ce2">
            <text:p>(모니터링) Zabbix 모니터링 항목 조정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NA) Trident 표준 프로세스 정립 및 운영 이관<text:s/>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number-columns-repeated="2" table:style-name="ce2"/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2">
            <text:p>5월(완료)</text:p>
          </table:table-cell>
          <table:table-cell office:value-type="string" table:style-name="ce2">
            <text:p>(공통) T1 기술 업무 인수인계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number-columns-repeated="2" table:style-name="ce2"/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2">
            <text:p>6월(완료)</text:p>
          </table:table-cell>
          <table:table-cell office:value-type="string" table:style-name="ce1">
            <text:p>(NA) CCS 2.0 RnR &amp; 운영 업무 이관</text:p>
          </table:table-cell>
          <table:table-cell table:style-name="ce2"/>
          <table:table-cell table:number-columns-repeated="16379"/>
        </table:table-row>
        <table:table-row table:style-name="ro2">
          <table:table-cell table:number-columns-repeated="2"/>
          <table:table-cell table:number-columns-repeated="3" table:style-name="ce2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2">
            <text:p>6월(진행중)</text:p>
          </table:table-cell>
          <table:table-cell office:value-type="string" table:style-name="ce2">
            <text:p>(Global) MongoDB 업무 이관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2"/>
          <table:table-cell table:number-columns-repeated="16381" table:style-name="ce1"/>
        </table:table-row>
        <table:table-row table:number-rows-repeated="3" table:style-name="ro2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number-rows-repeated="2" table:style-name="ro2">
          <table:table-cell table:number-columns-repeated="2"/>
          <table:table-cell table:style-name="ce1"/>
          <table:table-cell table:style-name="ce2"/>
          <table:table-cell table:number-columns-repeated="16380" table:style-name="ce1"/>
        </table:table-row>
        <table:table-row table:style-name="ro2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RU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월별 주요 이슈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table:number-columns-repeated="2"/>
          <table:table-cell office:value-type="string" table:style-name="ce2">
            <text:p>1월(완료)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 table:number-columns-repeated="2"/>
          <table:table-cell office:value-type="string" table:style-name="ce2">
            <text:p>2월(완료)</text:p>
          </table:table-cell>
          <table:table-cell table:number-columns-repeated="16381" table:style-name="ce1"/>
        </table:table-row>
        <table:table-row table:style-name="ro2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">
            <text:p>3월(완료)</text:p>
          </table:table-cell>
          <table:table-cell office:value-type="string" table:style-name="ce1">
            <text:p>(공통) CCS Tier 1 기술 업무 <text:s/>이관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">
            <text:p>4월(완료)</text:p>
          </table:table-cell>
          <table:table-cell office:value-type="string" table:style-name="ce2">
            <text:p>(모니터링) Zabbix 모니터링 항목 조정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공통) 운영 DB 실태 파악 ::: (COC 설치/구성 아닌) 운영계 DB 서버 44 개 발견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 table:number-columns-repeated="2"/>
          <table:table-cell office:value-type="string" table:style-name="ce2">
            <text:p>5월(완료)</text:p>
          </table:table-cell>
          <table:table-cell office:value-type="string" table:style-name="ce2">
            <text:p>(공통) T1 기술 업무 인수인계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 table:number-columns-repeated="2"/>
          <table:table-cell office:value-type="string" table:style-name="ce2">
            <text:p>6월(완료)</text:p>
          </table:table-cell>
          <table:table-cell table:style-name="ce1"/>
          <table:table-cell table:style-name="ce2"/>
          <table:table-cell table:number-columns-repeated="16379"/>
        </table:table-row>
        <table:table-row table:style-name="ro2">
          <table:table-cell table:number-columns-repeated="2"/>
          <table:table-cell table:number-columns-repeated="3" table:style-name="ce2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2">
            <text:p>6월(진행중)</text:p>
          </table:table-cell>
          <table:table-cell office:value-type="string" table:style-name="ce2">
            <text:p>(RU) Dell Technologies Corporation 물리 RMA지원 불가<text:s/>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Global) MongoDB 업무 이관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RU) 자원 회수 ::: 리소스 부족으로 인한 자원 확보 방안 ::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RU) 러시아 CCS 운영계 Rescue노드 필요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number-rows-repeated="1048551" table:style-name="ro1">
          <table:table-cell table:number-columns-repeated="16384"/>
        </table:table-row>
      </table:table>
      <table:table table:name="CN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월별 주요 이슈</text:p>
          </table:table-cell>
          <table:table-cell table:style-name="ce2"/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2">
            <text:p>1월(완료)</text:p>
          </table:table-cell>
          <table:table-cell office:value-type="string" table:style-name="ce1">
            <text:p>(CN) 검증계 UCS 유지보수 계약 미진행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number-columns-repeated="2" table:style-name="ce2"/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2">
            <text:p>2월(완료)</text:p>
          </table:table-cell>
          <table:table-cell table:number-columns-repeated="16381" table:style-name="ce1"/>
        </table:table-row>
        <table:table-row table:style-name="ro2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">
            <text:p>3월(완료)</text:p>
          </table:table-cell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">
            <text:p>4월(완료)</text:p>
          </table:table-cell>
          <table:table-cell office:value-type="string" table:style-name="ce2">
            <text:p>(모니터링) Zabbix 모니터링 항목 조정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CN) 자원이슈로 운영계에 검증계용 디지털카키2.0 제공<text:s/>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">
            <text:p>5월(완료)</text:p>
          </table:table-cell>
          <table:table-cell office:value-type="string" table:style-name="ce2">
            <text:p>(공통) T1 기술 업무 인수인계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">
            <text:p>6월(완료)</text:p>
          </table:table-cell>
          <table:table-cell table:style-name="ce1"/>
          <table:table-cell table:style-name="ce2"/>
          <table:table-cell table:number-columns-repeated="16379"/>
        </table:table-row>
        <table:table-row table:style-name="ro2">
          <table:table-cell table:number-columns-repeated="2"/>
          <table:table-cell table:number-columns-repeated="3" table:style-name="ce2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2">
            <text:p>6월(진행중)</text:p>
          </table:table-cell>
          <table:table-cell office:value-type="string" table:style-name="ce2">
            <text:p>(Global) MongoDB 업무 이관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CN) 클라우드 플랫폼(opentsack) 보안 설정 현황 확인 요청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CN) 자원 회수 ::: 리소스 부족으로 인한 자원 확보 방안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2"/>
          <table:table-cell table:number-columns-repeated="16381" table:style-name="ce1"/>
        </table:table-row>
        <table:table-row table:number-rows-repeated="2" table:style-name="ro2">
          <table:table-cell table:number-columns-repeated="2"/>
          <table:table-cell table:style-name="ce1"/>
          <table:table-cell table:style-name="ce2"/>
          <table:table-cell table:number-columns-repeated="16380" table:style-name="ce1"/>
        </table:table-row>
        <table:table-row table:style-name="ro2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KR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월별 주요 이슈</text:p>
          </table:table-cell>
          <table:table-cell table:style-name="ce2"/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2">
            <text:p>1월(완료)</text:p>
          </table:table-cell>
          <table:table-cell table:style-name="ce3"/>
          <table:table-cell table:number-columns-repeated="16380"/>
        </table:table-row>
        <table:table-row table:style-name="ro2">
          <table:table-cell table:number-columns-repeated="2"/>
          <table:table-cell table:number-columns-repeated="2" table:style-name="ce2"/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">
            <text:p>2월(완료)</text:p>
          </table:table-cell>
          <table:table-cell table:number-columns-repeated="16381" table:style-name="ce1"/>
        </table:table-row>
        <table:table-row table:style-name="ro2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">
            <text:p>3월(완료)</text:p>
          </table:table-cell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">
            <text:p>4월(완료)</text:p>
          </table:table-cell>
          <table:table-cell office:value-type="string" table:style-name="ce2">
            <text:p>(모니터링) Zabbix 모니터링 항목 조정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KR) 상암 센터 운영 업무 이관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">
            <text:p>5월(완료)</text:p>
          </table:table-cell>
          <table:table-cell office:value-type="string" table:style-name="ce2">
            <text:p>(KR) LB [A10(5840) → F5]이관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공통) T1 기술 업무 인수인계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KR) KR STG F5 BIG-IP 취약점(CVE-2022-1388) 대응 펌웨어 업그레이드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2"/>
          <table:table-cell table:style-name="ce2"/>
          <table:table-cell table:style-name="ce1"/>
          <table:table-cell table:number-columns-repeated="16380" table:style-name="ce2"/>
        </table:table-row>
        <table:table-row table:style-name="ro2">
          <table:table-cell table:number-columns-repeated="2"/>
          <table:table-cell office:value-type="string" table:style-name="ce2">
            <text:p>6월(완료)</text:p>
          </table:table-cell>
          <table:table-cell office:value-type="string" table:style-name="ce2">
            <text:p>(KR) 1차 자원 회수 ::: 리소스 부족으로 인한 자원 확보 방안 :: KR 완료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KR) F5 BIG-IP 취약점(CVE-2022-1388) 대응 펌웨어 업그레이드</text:p>
          </table:table-cell>
          <table:table-cell table:style-name="ce2"/>
          <table:table-cell table:number-columns-repeated="16379"/>
        </table:table-row>
        <table:table-row table:style-name="ro2">
          <table:table-cell table:number-columns-repeated="2"/>
          <table:table-cell table:number-columns-repeated="3" table:style-name="ce2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2">
            <text:p>6월(진행중)</text:p>
          </table:table-cell>
          <table:table-cell office:value-type="string" table:style-name="ce2">
            <text:p>(Global) MongoDB 업무 이관</text:p>
          </table:table-cell>
          <table:table-cell table:style-name="ce2"/>
          <table:table-cell table:number-columns-repeated="16379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KR) 신운영계 자원 확보 방안</text:p>
          </table:table-cell>
          <table:table-cell table:number-columns-repeated="16380" table:style-name="ce1"/>
        </table:table-row>
        <table:table-row table:number-rows-repeated="3" table:style-name="ro2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number-rows-repeated="2" table:style-name="ro2">
          <table:table-cell table:number-columns-repeated="2"/>
          <table:table-cell table:style-name="ce1"/>
          <table:table-cell table:style-name="ce2"/>
          <table:table-cell table:number-columns-repeated="16380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월별 주요 이슈</text:p>
          </table:table-cell>
          <table:table-cell table:style-name="ce2"/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2">
            <text:p>1월(완료)</text:p>
          </table:table-cell>
          <table:table-cell office:value-type="string" table:style-name="ce3">
            <text:p>(SG 리전) H53 모니터링 이관 (2021.10.03)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SG) DB 이중화 미구성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office:value-type="string" table:style-name="ce1">
            <text:p>(CN) 검증계 UCS 유지보수 계약 미진행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2">
            <text:p>2월(완료)</text:p>
          </table:table-cell>
          <table:table-cell office:value-type="string" table:style-name="ce1">
            <text:p>(EU) 방화벽 Capa 부족으로 인한 방화벽 장비 교체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2">
            <text:p>3월(완료)</text:p>
          </table:table-cell>
          <table:table-cell office:value-type="string" table:style-name="ce1">
            <text:p>(SG) 싱가폴 검증계 테넌트 신규 생성 요청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office:value-type="string" table:style-name="ce1">
            <text:p>(SG 리전) 검증계 Zabbix 구성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office:value-type="string" table:style-name="ce1">
            <text:p>(EU) 방화벽 이슈로 예외 처리된(제외되었던) 기능 원상 복구 (적용)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2">
            <text:p>4월(완료)</text:p>
          </table:table-cell>
          <table:table-cell office:value-type="string" table:style-name="ce2">
            <text:p>(모니터링) Zabbix 모니터링 항목 조정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CN) 자원이슈로 운영계에 검증계용 디지털카키2.0 제공<text:s/>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NA) Trident 표준 프로세스 정립 및 운영 이관<text:s/>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내수) 상암 센터 운영 업무 이관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office:value-type="string" table:style-name="ce2">
            <text:p>5월(완료)</text:p>
          </table:table-cell>
          <table:table-cell office:value-type="string" table:style-name="ce2">
            <text:p>(KR) LB [A10(5840) → F5]이관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SG) HB 네트워크 구성 요청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공통) T1 기술 업무 인수인계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KR) KR STG F5 BIG-IP 취약점(CVE-2022-1388) 대응 펌웨어 업그레이드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office:value-type="string" table:style-name="ce2">
            <text:p>6월(완료)</text:p>
          </table:table-cell>
          <table:table-cell office:value-type="string" table:style-name="ce1">
            <text:p>(NA) CCS 2.0 RnR &amp; 운영 업무 이관</text:p>
          </table:table-cell>
          <table:table-cell table:style-name="ce2"/>
          <table:table-cell table:number-columns-repeated="16379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KR, SG) F5 BIG-IP 취약점(CVE-2022-1388) 대응 펌웨어 업그레이드</text:p>
          </table:table-cell>
          <table:table-cell table:style-name="ce2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2">
            <text:p>6월(진행중)</text:p>
          </table:table-cell>
          <table:table-cell office:value-type="string" table:style-name="ce2">
            <text:p>(RU) Dell Technologies Corporation 물리 RMA지원 불가<text:s/>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Global) MongoDB 업무 이관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KR, RU, EU,CN) 자원 회수 ::: 리소스 부족으로 인한 자원 확보 방안 :: KR 완료, 타 리전은 진행 중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EU) 방화벽 IPS/FW 분리 및 IPSEC VPN 적용 요청 (→ 추가 요청 시 대응)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CN) 클라우드 플랫폼(opentsack) 보안 설정 현황 확인 요청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1"/>
          <table:table-cell office:value-type="string" table:style-name="ce2">
            <text:p>(EU) F5 BIG-IP 취약점(CVE-2022-1388) 대응 펌웨어 업그레이드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1"/>
          <table:table-cell office:value-type="string" table:style-name="ce2">
            <text:p>(RU) 러시아 CCS 운영계 Rescue노드 필요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(KR) 신운영계 자원 확보 방안</text:p>
          </table:table-cell>
          <table:table-cell table:number-columns-repeated="16380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6월집계" table:style-name="ta1"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2"/>
        <table:table-column table:style-name="co7" table:default-cell-style-name="ce2"/>
        <table:table-column table:style-name="co1" table:number-columns-repeated="16375" table:default-cell-style-name="ce2"/>
        <table:table-row table:style-name="ro2">
          <table:table-cell office:value-type="string" table:style-name="ce6">
            <text:p>년도</text:p>
          </table:table-cell>
          <table:table-cell office:value-type="string" table:style-name="ce7">
            <text:p>월</text:p>
          </table:table-cell>
          <table:table-cell office:value-type="string" table:style-name="ce8">
            <text:p>리전</text:p>
          </table:table-cell>
          <table:table-cell office:value-type="string" table:style-name="ce8">
            <text:p>AZ</text:p>
          </table:table-cell>
          <table:table-cell office:value-type="string" table:style-name="ce8">
            <text:p>테넌트</text:p>
          </table:table-cell>
          <table:table-cell office:value-type="string" table:style-name="ce8">
            <text:p>진행상태</text:p>
          </table:table-cell>
          <table:table-cell office:value-type="string" table:style-name="ce9">
            <text:p>성패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주간</text:p>
          </table:table-cell>
          <table:table-cell office:value-type="string" table:style-name="ce12">
            <text:p>월간</text:p>
          </table:table-cell>
          <table:table-cell office:value-type="string" table:style-name="ce12">
            <text:p>연간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SG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5">
            <text:p>(SG<text:s/><text:span text:style-name="T4">리전</text:span>) H53<text:s/><text:span text:style-name="T4">모니터링</text:span><text:s/><text:span text:style-name="T4">이관</text:span><text:s/>(2021.10.03)</text:p>
            <text:p>==&gt;<text:s/><text:span text:style-name="T4">메뉴일</text:span><text:s/><text:span text:style-name="T4">갱신</text:span><text:s/><text:span text:style-name="T4">본</text:span><text:s/><text:span text:style-name="T4">및</text:span><text:s/><text:span text:style-name="T4">추가</text:span><text:s/><text:span text:style-name="T4">자료</text:span><text:s/><text:span text:style-name="T4">수신</text:span><text:s/>(11.10)<text:s/><text:span text:style-name="T4">및</text:span><text:s text:c="2"/><text:span text:style-name="T4">기술</text:span><text:s/><text:span text:style-name="T4">검토</text:span><text:s/><text:span text:style-name="T4">완료</text:span>(12/7)</text:p>
            <text:p>==&gt; (<text:span text:style-name="T4">완료</text:span>)<text:s/><text:span text:style-name="T4">모니터링</text:span>/<text:span text:style-name="T4">알람</text:span><text:s/><text:span text:style-name="T4">등록</text:span><text:s/><text:span text:style-name="T4">확인</text:span><text:s/>(12/24)<text:s/><text:span text:style-name="T4">및</text:span><text:s/><text:span text:style-name="T4">서비스</text:span><text:s/><text:span text:style-name="T4">개시</text:span><text:s/>(1/3~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 table:style-name="ce1"/>
        </table:table-row>
        <table:table-row table:style-name="ro4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Global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 table:style-name="ce1"/>
        </table:table-row>
        <table:table-row table:style-name="ro5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SG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 table:style-name="ce1"/>
        </table:table-row>
        <table:table-row table:style-name="ro4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 table:style-name="ce1"/>
        </table:table-row>
        <table:table-row table:style-name="ro6">
          <table:table-cell office:value-type="string" table:style-name="ce11">
            <text:p>22년</text:p>
          </table:table-cell>
          <table:table-cell office:value-type="string" table:style-name="ce13">
            <text:p>2월</text:p>
          </table:table-cell>
          <table:table-cell office:value-type="string" table:style-name="ce14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 table:style-name="ce1"/>
        </table:table-row>
        <table:table-row table:style-name="ro7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SG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 table:style-name="ce1"/>
        </table:table-row>
        <table:table-row table:style-name="ro8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SG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 table:style-name="ce1"/>
        </table:table-row>
        <table:table-row table:style-name="ro9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 table:style-name="ce1"/>
        </table:table-row>
        <table:table-row table:style-name="ro10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Global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8"/>
          <table:table-cell table:number-columns-repeated="16373" table:style-name="ce19"/>
        </table:table-row>
        <table:table-row table:style-name="ro11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 table:style-name="ce1"/>
        </table:table-row>
        <table:table-row table:style-name="ro12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Global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 table:style-name="ce1"/>
        </table:table-row>
        <table:table-row table:style-name="ro13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 table:style-name="ce1"/>
        </table:table-row>
        <table:table-row table:style-name="ro14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8"/>
          <table:table-cell table:number-columns-repeated="16373" table:style-name="ce19"/>
        </table:table-row>
        <table:table-row table:style-name="ro8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 table:style-name="ce1"/>
        </table:table-row>
        <table:table-row table:style-name="ro12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Global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 table:style-name="ce1"/>
        </table:table-row>
        <table:table-row table:style-name="ro14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KR</text:p>
          </table:table-cell>
          <table:table-cell office:value-type="string" table:style-name="ce14">
            <text:p>2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20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 table:style-name="ce1"/>
        </table:table-row>
        <table:table-row table:style-name="ro14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 table:style-name="ce1"/>
        </table:table-row>
        <table:table-row table:style-name="ro14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KR</text:p>
          </table:table-cell>
          <table:table-cell office:value-type="string" table:style-name="ce14">
            <text:p>2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 table:style-name="ce1"/>
        </table:table-row>
        <table:table-row table:style-name="ro5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 table:style-name="ce1"/>
        </table:table-row>
        <table:table-row table:style-name="ro5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 table:style-name="ce1"/>
        </table:table-row>
        <table:table-row table:style-name="ro15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SG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 table:style-name="ce1"/>
        </table:table-row>
        <table:table-row table:style-name="ro7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SG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 table:style-name="ce1"/>
        </table:table-row>
        <table:table-row table:style-name="ro9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 table:style-name="ce1"/>
        </table:table-row>
        <table:table-row table:style-name="ro12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KR</text:p>
          </table:table-cell>
          <table:table-cell office:value-type="string" table:style-name="ce14">
            <text:p>2센터</text:p>
          </table:table-cell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 table:style-name="ce1"/>
        </table:table-row>
        <table:table-row table:style-name="ro12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string" table:style-name="ce14">
            <text:p>2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 table:style-name="ce1"/>
        </table:table-row>
        <table:table-row table:style-name="ro16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CN</text:p>
          </table:table-cell>
          <table:table-cell office:value-type="string" table:style-name="ce21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21">
            <text:p>완료</text:p>
          </table:table-cell>
          <table:table-cell office:value-type="string" table:style-name="ce21">
            <text:p>성공</text:p>
          </table:table-cell>
          <table:table-cell office:value-type="string" table:style-name="ce22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 table:style-name="ce1"/>
        </table:table-row>
        <table:table-row table:style-name="ro16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CN</text:p>
          </table:table-cell>
          <table:table-cell office:value-type="string" table:style-name="ce21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21">
            <text:p>완료</text:p>
          </table:table-cell>
          <table:table-cell office:value-type="string" table:style-name="ce21">
            <text:p>성공</text:p>
          </table:table-cell>
          <table:table-cell office:value-type="string" table:style-name="ce22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 table:style-name="ce1"/>
        </table:table-row>
        <table:table-row table:style-name="ro17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21">
            <text:p>성공</text:p>
          </table:table-cell>
          <table:table-cell office:value-type="string" table:style-name="ce22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 table:style-name="ce1"/>
        </table:table-row>
        <table:table-row table:style-name="ro11">
          <table:table-cell office:value-type="string" table:style-name="ce23">
            <text:p>22년</text:p>
          </table:table-cell>
          <table:table-cell office:value-type="string" table:style-name="ce24">
            <text:p>6월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1센터</text:p>
          </table:table-cell>
          <table:table-cell office:value-type="string" table:style-name="ce24">
            <text:p>STG</text:p>
          </table:table-cell>
          <table:table-cell office:value-type="string" table:style-name="ce24">
            <text:p>완료</text:p>
          </table:table-cell>
          <table:table-cell office:value-type="string" table:style-name="ce24">
            <text:p>성공</text:p>
          </table:table-cell>
          <table:table-cell office:value-type="string" table:style-name="ce26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 table:style-name="ce1"/>
        </table:table-row>
        <table:table-row table:style-name="ro11">
          <table:table-cell office:value-type="string" table:style-name="ce11">
            <text:p>22년</text:p>
          </table:table-cell>
          <table:table-cell office:value-type="string" table:style-name="ce25">
            <text:p>6월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 table:style-name="ce1"/>
        </table:table-row>
        <table:table-row table:style-name="ro18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SG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 table:style-name="ce1"/>
        </table:table-row>
        <table:table-row table:style-name="ro7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 table:style-name="ce1"/>
        </table:table-row>
        <table:table-row table:style-name="ro5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SG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 table:style-name="ce1"/>
        </table:table-row>
        <table:table-row table:style-name="ro14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 table:style-name="ce1"/>
        </table:table-row>
        <table:table-row table:style-name="ro7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 table:style-name="ce1"/>
        </table:table-row>
        <table:table-row table:style-name="ro11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STG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 table:style-name="ce1"/>
        </table:table-row>
        <table:table-row table:style-name="ro10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 table:style-name="ce1"/>
        </table:table-row>
        <table:table-row table:style-name="ro5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 table:style-name="ce1"/>
        </table:table-row>
        <table:table-row table:style-name="ro19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RU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 table:style-name="ce1"/>
        </table:table-row>
        <table:table-row table:style-name="ro20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RU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STG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 table:style-name="ce1"/>
        </table:table-row>
        <table:table-row table:style-name="ro20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RU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 table:style-name="ce1"/>
        </table:table-row>
        <table:table-row table:style-name="ro5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 table:style-name="ce1"/>
        </table:table-row>
        <table:table-row table:style-name="ro5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자원 회수 ::: 리소스 부족으로 인한 자원 확보 방안</text:p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>==&gt; 자원 회수 진행 중: KR, RU, EU,CN</text:p>
            <text:p>==&gt; 자원 회수 1차 진행중: EU,CN</text:p>
            <text:p>==&gt; 자원 회수 1차 완료 : KR (담당자 요청으로 연기된 건들은 일정 수립 후 추후 진행 예정), RU(담당자 확인 불가, DB 제외)</text:p>
            <text:p>==&gt; 자원 회수 2차 진행중: RU(담당자 확인 불가, DB, ES VM 회수 by HAER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 table:style-name="ce1"/>
        </table:table-row>
        <table:table-row table:style-name="ro4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tc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etc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26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 table:style-name="ce1"/>
        </table:table-row>
        <table:table-row table:style-name="ro21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진행중</text:p>
          </table:table-cell>
          <table:table-cell table:style-name="ce27"/>
          <table:table-cell office:value-type="string" table:style-name="ce28">
            <text:p>On-site Support (<text:span text:style-name="T4">현장지원서비스</text:span>)<text:s/><text:span text:style-name="T4">및</text:span><text:s/><text:span text:style-name="T4">유지보수</text:span><text:s/><text:span text:style-name="T4">서비스</text:span><text:s/><text:span text:style-name="T4">이슈</text:span><text:s/>(==&gt;<text:s/><text:span text:style-name="T4">장애</text:span><text:s/><text:span text:style-name="T4">해결</text:span><text:s/><text:span text:style-name="T4">장기화</text:span>)</text:p>
            <text:p><text:span text:style-name="T4">비</text:span><text:s/><text:span text:style-name="T4">표준화</text:span><text:s/><text:span text:style-name="T4">되어</text:span><text:s/><text:span text:style-name="T4">있고</text:span>,<text:s/><text:span text:style-name="T4">물리적</text:span><text:s/><text:span text:style-name="T4">장애</text:span><text:s/><text:span text:style-name="T4">시</text:span><text:s text:c="2"/><text:span text:style-name="T4">지원</text:span><text:s/><text:span text:style-name="T4">체계</text:span><text:s/><text:span text:style-name="T4">부재한</text:span><text:s/><text:span text:style-name="T4">사이트</text:span><text:s/><text:span text:style-name="T4">존재</text:span><text:s/>(<text:span text:style-name="T4">예</text:span>,<text:s/><text:span text:style-name="T4">의왕</text:span>)</text:p>
            <text:p/>
            <text:p><text:span text:style-name="T4">사용중</text:span><text:s/><text:span text:style-name="T4">장비</text:span>/<text:span text:style-name="T4">소프트웨어</text:span><text:s/><text:span text:style-name="T4">유지보수</text:span><text:s/><text:span text:style-name="T4">계약</text:span><text:s/><text:span text:style-name="T4">미체결로</text:span><text:s/>per call<text:s/><text:span text:style-name="T4">기반</text:span><text:s/>case<text:s/><text:span text:style-name="T4">존재</text:span>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 table:style-name="ce1"/>
        </table:table-row>
        <table:table-row table:style-name="ro22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29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 table:style-name="ce1"/>
        </table:table-row>
        <table:table-row table:style-name="ro22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string" table:style-name="ce14">
            <text:p>2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29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 table:style-name="ce1"/>
        </table:table-row>
        <table:table-row table:style-name="ro9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 table:style-name="ce1"/>
        </table:table-row>
        <table:table-row table:style-name="ro9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string" table:style-name="ce14">
            <text:p>2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 table:style-name="ce1"/>
        </table:table-row>
        <table:table-row table:style-name="ro14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 table:style-name="ce1"/>
        </table:table-row>
        <table:table-row table:style-name="ro23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 table:style-name="ce1"/>
        </table:table-row>
        <table:table-row table:style-name="ro17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 table:style-name="ce1"/>
        </table:table-row>
        <table:table-row table:style-name="ro20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 table:style-name="ce1"/>
        </table:table-row>
        <table:table-row table:style-name="ro4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STG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 table:style-name="ce1"/>
        </table:table-row>
        <table:table-row table:style-name="ro4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 table:style-name="ce1"/>
        </table:table-row>
        <table:table-row table:style-name="ro24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RU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7"/>
          <table:table-cell office:value-type="string" table:style-name="ce22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 table:style-name="ce1"/>
        </table:table-row>
        <table:table-row table:number-rows-repeated="3" table:style-name="ro2">
          <table:table-cell table:style-name="ce5"/>
          <table:table-cell table:style-name="ce1"/>
          <table:table-cell table:number-columns-repeated="5" table:style-name="ce4"/>
          <table:table-cell table:number-columns-repeated="3" table:style-name="ce2"/>
          <table:table-cell table:number-columns-repeated="16374" table:style-name="ce1"/>
        </table:table-row>
        <table:table-row table:number-rows-repeated="4" table:style-name="ro25">
          <table:table-cell table:style-name="ce4"/>
          <table:table-cell table:style-name="ce2"/>
          <table:table-cell table:number-columns-repeated="5" table:style-name="ce4"/>
          <table:table-cell table:number-columns-repeated="16377" table:style-name="ce2"/>
        </table:table-row>
        <table:table-row table:style-name="ro25">
          <table:table-cell table:number-columns-repeated="16384"/>
        </table:table-row>
        <table:table-row table:number-rows-repeated="1048511" table:style-name="ro26">
          <table:table-cell table:number-columns-repeated="16384"/>
        </table:table-row>
      </table:table>
      <table:table table:name="KR_6월" table:style-name="ta2">
        <table:table-column table:style-name="co1" table:number-columns-repeated="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number-rows-repeated="5" table:style-name="ro2">
          <table:table-cell table:number-columns-repeated="16384" table:style-name="ce1"/>
        </table:table-row>
        <table:table-row table:style-name="ro2">
          <table:table-cell office:value-type="string" table:style-name="ce6">
            <text:p>년도</text:p>
          </table:table-cell>
          <table:table-cell office:value-type="string" table:style-name="ce7">
            <text:p>월</text:p>
          </table:table-cell>
          <table:table-cell office:value-type="string" table:style-name="ce8">
            <text:p>리전</text:p>
          </table:table-cell>
          <table:table-cell office:value-type="string" table:style-name="ce8">
            <text:p>AZ</text:p>
          </table:table-cell>
          <table:table-cell office:value-type="string" table:style-name="ce8">
            <text:p>테넌트</text:p>
          </table:table-cell>
          <table:table-cell office:value-type="string" table:style-name="ce8">
            <text:p>진행상태</text:p>
          </table:table-cell>
          <table:table-cell office:value-type="string" table:style-name="ce9">
            <text:p>성패</text:p>
          </table:table-cell>
          <table:table-cell office:value-type="string" table:style-name="ce12">
            <text:p>Description</text:p>
          </table:table-cell>
          <table:table-cell office:value-type="string" table:style-name="ce11">
            <text:p>주간</text:p>
          </table:table-cell>
          <table:table-cell office:value-type="string" table:style-name="ce12">
            <text:p>월간</text:p>
          </table:table-cell>
          <table:table-cell office:value-type="string" table:style-name="ce12">
            <text:p>연간</text:p>
          </table:table-cell>
          <table:table-cell table:number-columns-repeated="16373"/>
        </table:table-row>
        <table:table-row table:style-name="ro3" table:visibility="filter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0">
            <text:p>(SG<text:s/><text:span text:style-name="T4">리전</text:span>) H53<text:s/><text:span text:style-name="T4">모니터링</text:span><text:s/><text:span text:style-name="T4">이관</text:span><text:s/>(2021.10.03)</text:p>
            <text:p>==&gt;<text:s/><text:span text:style-name="T4">메뉴일</text:span><text:s/><text:span text:style-name="T4">갱신</text:span><text:s/><text:span text:style-name="T4">본</text:span><text:s/><text:span text:style-name="T4">및</text:span><text:s/><text:span text:style-name="T4">추가</text:span><text:s/><text:span text:style-name="T4">자료</text:span><text:s/><text:span text:style-name="T4">수신</text:span><text:s/>(11.10)<text:s/><text:span text:style-name="T4">및</text:span><text:s text:c="2"/><text:span text:style-name="T4">기술</text:span><text:s/><text:span text:style-name="T4">검토</text:span><text:s/><text:span text:style-name="T4">완료</text:span>(12/7)</text:p>
            <text:p>==&gt; (<text:span text:style-name="T4">완료</text:span>)<text:s/><text:span text:style-name="T4">모니터링</text:span>/<text:span text:style-name="T4">알람</text:span><text:s/><text:span text:style-name="T4">등록</text:span><text:s/><text:span text:style-name="T4">확인</text:span><text:s/>(12/24)<text:s/><text:span text:style-name="T4">및</text:span><text:s/><text:span text:style-name="T4">서비스</text:span><text:s/><text:span text:style-name="T4">개시</text:span><text:s/>(1/3~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Global</text:p>
          </table:table-cell>
          <table:table-cell table:style-name="ce14"/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6" table:visibility="filter">
          <table:table-cell office:value-type="string" table:style-name="ce11">
            <text:p>22년</text:p>
          </table:table-cell>
          <table:table-cell office:value-type="string" table:style-name="ce13">
            <text:p>2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7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8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9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0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Global</text:p>
          </table:table-cell>
          <table:table-cell table:style-name="ce14"/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8"/>
          <table:table-cell table:number-columns-repeated="16373"/>
        </table:table-row>
        <table:table-row table:style-name="ro11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2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Global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3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8"/>
          <table:table-cell table:number-columns-repeated="16373"/>
        </table:table-row>
        <table:table-row table:style-name="ro8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NA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2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Global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2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5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7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7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9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NA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2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2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string" table:style-name="ce14">
            <text:p>2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28" table:visibility="filter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CN</text:p>
          </table:table-cell>
          <table:table-cell table:style-name="ce21"/>
          <table:table-cell office:value-type="string" table:style-name="ce14">
            <text:p>PRD</text:p>
          </table:table-cell>
          <table:table-cell office:value-type="string" table:style-name="ce21">
            <text:p>완료</text:p>
          </table:table-cell>
          <table:table-cell office:value-type="string" table:style-name="ce21">
            <text:p>성공</text:p>
          </table:table-cell>
          <table:table-cell office:value-type="string" table:style-name="ce33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/>
        </table:table-row>
        <table:table-row table:style-name="ro28" table:visibility="filter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CN</text:p>
          </table:table-cell>
          <table:table-cell table:style-name="ce21"/>
          <table:table-cell office:value-type="string" table:style-name="ce14">
            <text:p>PRD</text:p>
          </table:table-cell>
          <table:table-cell office:value-type="string" table:style-name="ce21">
            <text:p>완료</text:p>
          </table:table-cell>
          <table:table-cell office:value-type="string" table:style-name="ce21">
            <text:p>성공</text:p>
          </table:table-cell>
          <table:table-cell office:value-type="string" table:style-name="ce33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/>
        </table:table-row>
        <table:table-row table:style-name="ro17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21">
            <text:p>성공</text:p>
          </table:table-cell>
          <table:table-cell office:value-type="string" table:style-name="ce33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/>
        </table:table-row>
        <table:table-row table:style-name="ro11" table:visibility="filter">
          <table:table-cell office:value-type="string" table:style-name="ce23">
            <text:p>22년</text:p>
          </table:table-cell>
          <table:table-cell office:value-type="string" table:style-name="ce24">
            <text:p>6월</text:p>
          </table:table-cell>
          <table:table-cell office:value-type="string" table:style-name="ce25">
            <text:p>NA</text:p>
          </table:table-cell>
          <table:table-cell table:style-name="ce24"/>
          <table:table-cell office:value-type="string" table:style-name="ce24">
            <text:p>STG</text:p>
          </table:table-cell>
          <table:table-cell office:value-type="string" table:style-name="ce24">
            <text:p>완료</text:p>
          </table:table-cell>
          <table:table-cell office:value-type="string" table:style-name="ce24">
            <text:p>성공</text:p>
          </table:table-cell>
          <table:table-cell office:value-type="string" table:style-name="ce34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1" table:visibility="filter">
          <table:table-cell office:value-type="string" table:style-name="ce11">
            <text:p>22년</text:p>
          </table:table-cell>
          <table:table-cell office:value-type="string" table:style-name="ce25">
            <text:p>6월</text:p>
          </table:table-cell>
          <table:table-cell office:value-type="string" table:style-name="ce14">
            <text:p>NA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8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7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실패</text:p>
          </table:table-cell>
          <table:table-cell office:value-type="string" table:style-name="ce31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4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7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1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0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9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R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0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RU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0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R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자원 회수 ::: 리소스 부족으로 인한 자원 확보 방안</text:p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>==&gt; 자원 회수 진행 중: KR, RU, EU,CN</text:p>
            <text:p>==&gt; 자원 회수 1차 진행중: EU,CN</text:p>
            <text:p>==&gt; 자원 회수 1차 완료 : KR (담당자 요청으로 연기된 건들은 일정 수립 후 추후 진행 예정), RU(담당자 확인 불가, DB 제외)</text:p>
            <text:p>==&gt; 자원 회수 2차 진행중: RU(담당자 확인 불가, DB, ES VM 회수 by HAER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tc</text:p>
          </table:table-cell>
          <table:table-cell table:style-name="ce14"/>
          <table:table-cell office:value-type="string" table:style-name="ce14">
            <text:p>etc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4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1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진행중</text:p>
          </table:table-cell>
          <table:table-cell table:style-name="ce27"/>
          <table:table-cell office:value-type="string" table:style-name="ce35">
            <text:p>On-site Support (<text:span text:style-name="T4">현장지원서비스</text:span>)<text:s/><text:span text:style-name="T4">및</text:span><text:s/><text:span text:style-name="T4">유지보수</text:span><text:s/><text:span text:style-name="T4">서비스</text:span><text:s/><text:span text:style-name="T4">이슈</text:span><text:s/>(==&gt;<text:s/><text:span text:style-name="T4">장애</text:span><text:s/><text:span text:style-name="T4">해결</text:span><text:s/><text:span text:style-name="T4">장기화</text:span>)</text:p>
            <text:p><text:span text:style-name="T4">비</text:span><text:s/><text:span text:style-name="T4">표준화</text:span><text:s/><text:span text:style-name="T4">되어</text:span><text:s/><text:span text:style-name="T4">있고</text:span>,<text:s/><text:span text:style-name="T4">물리적</text:span><text:s/><text:span text:style-name="T4">장애</text:span><text:s/><text:span text:style-name="T4">시</text:span><text:s text:c="2"/><text:span text:style-name="T4">지원</text:span><text:s/><text:span text:style-name="T4">체계</text:span><text:s/><text:span text:style-name="T4">부재한</text:span><text:s/><text:span text:style-name="T4">사이트</text:span><text:s/><text:span text:style-name="T4">존재</text:span><text:s/>(<text:span text:style-name="T4">예</text:span>,<text:s/><text:span text:style-name="T4">의왕</text:span>)</text:p>
            <text:p/>
            <text:p><text:span text:style-name="T4">사용중</text:span><text:s/><text:span text:style-name="T4">장비</text:span>/<text:span text:style-name="T4">소프트웨어</text:span><text:s/><text:span text:style-name="T4">유지보수</text:span><text:s/><text:span text:style-name="T4">계약</text:span><text:s/><text:span text:style-name="T4">미체결로</text:span><text:s/>per call<text:s/><text:span text:style-name="T4">기반</text:span><text:s/>case<text:s/><text:span text:style-name="T4">존재</text:span>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2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2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string" table:style-name="ce14">
            <text:p>2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9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9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string" table:style-name="ce14">
            <text:p>2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4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9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style-name="ro30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0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style-name="ro31" table:visibility="filter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RU</text:p>
          </table:table-cell>
          <table:table-cell table:style-name="ce21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7"/>
          <table:table-cell office:value-type="string" table:style-name="ce33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number-rows-repeated="1048513" table:style-name="ro1">
          <table:table-cell table:number-columns-repeated="16384"/>
        </table:table-row>
      </table:table>
      <table:table table:name="CN_6월" table:style-name="ta2">
        <table:table-column table:style-name="co1" table:number-columns-repeated="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number-rows-repeated="5" table:style-name="ro2">
          <table:table-cell table:number-columns-repeated="16384" table:style-name="ce1"/>
        </table:table-row>
        <table:table-row table:style-name="ro2">
          <table:table-cell office:value-type="string" table:style-name="ce6">
            <text:p>년도</text:p>
          </table:table-cell>
          <table:table-cell office:value-type="string" table:style-name="ce7">
            <text:p>월</text:p>
          </table:table-cell>
          <table:table-cell office:value-type="string" table:style-name="ce8">
            <text:p>리전</text:p>
          </table:table-cell>
          <table:table-cell office:value-type="string" table:style-name="ce8">
            <text:p>AZ</text:p>
          </table:table-cell>
          <table:table-cell office:value-type="string" table:style-name="ce8">
            <text:p>테넌트</text:p>
          </table:table-cell>
          <table:table-cell office:value-type="string" table:style-name="ce8">
            <text:p>진행상태</text:p>
          </table:table-cell>
          <table:table-cell office:value-type="string" table:style-name="ce9">
            <text:p>성패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주간</text:p>
          </table:table-cell>
          <table:table-cell office:value-type="string" table:style-name="ce12">
            <text:p>월간</text:p>
          </table:table-cell>
          <table:table-cell office:value-type="string" table:style-name="ce12">
            <text:p>연간</text:p>
          </table:table-cell>
          <table:table-cell table:number-columns-repeated="16373"/>
        </table:table-row>
        <table:table-row table:style-name="ro3" table:visibility="filter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5">
            <text:p>(SG<text:s/><text:span text:style-name="T4">리전</text:span>) H53<text:s/><text:span text:style-name="T4">모니터링</text:span><text:s/><text:span text:style-name="T4">이관</text:span><text:s/>(2021.10.03)</text:p>
            <text:p>==&gt;<text:s/><text:span text:style-name="T4">메뉴일</text:span><text:s/><text:span text:style-name="T4">갱신</text:span><text:s/><text:span text:style-name="T4">본</text:span><text:s/><text:span text:style-name="T4">및</text:span><text:s/><text:span text:style-name="T4">추가</text:span><text:s/><text:span text:style-name="T4">자료</text:span><text:s/><text:span text:style-name="T4">수신</text:span><text:s/>(11.10)<text:s/><text:span text:style-name="T4">및</text:span><text:s text:c="2"/><text:span text:style-name="T4">기술</text:span><text:s/><text:span text:style-name="T4">검토</text:span><text:s/><text:span text:style-name="T4">완료</text:span>(12/7)</text:p>
            <text:p>==&gt; (<text:span text:style-name="T4">완료</text:span>)<text:s/><text:span text:style-name="T4">모니터링</text:span>/<text:span text:style-name="T4">알람</text:span><text:s/><text:span text:style-name="T4">등록</text:span><text:s/><text:span text:style-name="T4">확인</text:span><text:s/>(12/24)<text:s/><text:span text:style-name="T4">및</text:span><text:s/><text:span text:style-name="T4">서비스</text:span><text:s/><text:span text:style-name="T4">개시</text:span><text:s/>(1/3~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Global</text:p>
          </table:table-cell>
          <table:table-cell table:style-name="ce14"/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6" table:visibility="filter">
          <table:table-cell office:value-type="string" table:style-name="ce11">
            <text:p>22년</text:p>
          </table:table-cell>
          <table:table-cell office:value-type="string" table:style-name="ce13">
            <text:p>2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7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8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9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0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Global</text:p>
          </table:table-cell>
          <table:table-cell table:style-name="ce14"/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8"/>
          <table:table-cell table:number-columns-repeated="16373"/>
        </table:table-row>
        <table:table-row table:style-name="ro11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2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Global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3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8"/>
          <table:table-cell table:number-columns-repeated="16373"/>
        </table:table-row>
        <table:table-row table:style-name="ro8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NA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2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Global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20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5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7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7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9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NA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2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2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28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CN</text:p>
          </table:table-cell>
          <table:table-cell office:value-type="string" table:style-name="ce21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21">
            <text:p>완료</text:p>
          </table:table-cell>
          <table:table-cell office:value-type="string" table:style-name="ce21">
            <text:p>성공</text:p>
          </table:table-cell>
          <table:table-cell office:value-type="string" table:style-name="ce33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/>
        </table:table-row>
        <table:table-row table:style-name="ro28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CN</text:p>
          </table:table-cell>
          <table:table-cell office:value-type="string" table:style-name="ce21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21">
            <text:p>완료</text:p>
          </table:table-cell>
          <table:table-cell office:value-type="string" table:style-name="ce21">
            <text:p>성공</text:p>
          </table:table-cell>
          <table:table-cell office:value-type="string" table:style-name="ce33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/>
        </table:table-row>
        <table:table-row table:style-name="ro17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21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21">
            <text:p>성공</text:p>
          </table:table-cell>
          <table:table-cell office:value-type="string" table:style-name="ce33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/>
        </table:table-row>
        <table:table-row table:style-name="ro11" table:visibility="filter">
          <table:table-cell office:value-type="string" table:style-name="ce23">
            <text:p>22년</text:p>
          </table:table-cell>
          <table:table-cell office:value-type="string" table:style-name="ce24">
            <text:p>6월</text:p>
          </table:table-cell>
          <table:table-cell office:value-type="string" table:style-name="ce25">
            <text:p>NA</text:p>
          </table:table-cell>
          <table:table-cell table:style-name="ce24"/>
          <table:table-cell office:value-type="string" table:style-name="ce24">
            <text:p>STG</text:p>
          </table:table-cell>
          <table:table-cell office:value-type="string" table:style-name="ce24">
            <text:p>완료</text:p>
          </table:table-cell>
          <table:table-cell office:value-type="string" table:style-name="ce24">
            <text:p>성공</text:p>
          </table:table-cell>
          <table:table-cell office:value-type="string" table:style-name="ce26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1" table:visibility="filter">
          <table:table-cell office:value-type="string" table:style-name="ce11">
            <text:p>22년</text:p>
          </table:table-cell>
          <table:table-cell office:value-type="string" table:style-name="ce25">
            <text:p>6월</text:p>
          </table:table-cell>
          <table:table-cell office:value-type="string" table:style-name="ce14">
            <text:p>NA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8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7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21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실패</text:p>
          </table:table-cell>
          <table:table-cell office:value-type="string" table:style-name="ce16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7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office:value-type="string" table:style-name="ce21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1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office:value-type="string" table:style-name="ce21">
            <text:p>1센터</text:p>
          </table:table-cell>
          <table:table-cell office:value-type="string" table:style-name="ce14">
            <text:p>STG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0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9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R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0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RU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0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R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21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21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자원 회수 ::: 리소스 부족으로 인한 자원 확보 방안</text:p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>==&gt; 자원 회수 진행 중: KR, RU, EU,CN</text:p>
            <text:p>==&gt; 자원 회수 1차 진행중: EU,CN</text:p>
            <text:p>==&gt; 자원 회수 1차 완료 : KR (담당자 요청으로 연기된 건들은 일정 수립 후 추후 진행 예정), RU(담당자 확인 불가, DB 제외)</text:p>
            <text:p>==&gt; 자원 회수 2차 진행중: RU(담당자 확인 불가, DB, ES VM 회수 by HAER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tc</text:p>
          </table:table-cell>
          <table:table-cell table:style-name="ce14"/>
          <table:table-cell office:value-type="string" table:style-name="ce14">
            <text:p>etc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26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1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21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진행중</text:p>
          </table:table-cell>
          <table:table-cell table:style-name="ce27"/>
          <table:table-cell office:value-type="string" table:style-name="ce35">
            <text:p>On-site Support (<text:span text:style-name="T4">현장지원서비스</text:span>)<text:s/><text:span text:style-name="T4">및</text:span><text:s/><text:span text:style-name="T4">유지보수</text:span><text:s/><text:span text:style-name="T4">서비스</text:span><text:s/><text:span text:style-name="T4">이슈</text:span><text:s/>(==&gt;<text:s/><text:span text:style-name="T4">장애</text:span><text:s/><text:span text:style-name="T4">해결</text:span><text:s/><text:span text:style-name="T4">장기화</text:span>)</text:p>
            <text:p><text:span text:style-name="T4">비</text:span><text:s/><text:span text:style-name="T4">표준화</text:span><text:s/><text:span text:style-name="T4">되어</text:span><text:s/><text:span text:style-name="T4">있고</text:span>,<text:s/><text:span text:style-name="T4">물리적</text:span><text:s/><text:span text:style-name="T4">장애</text:span><text:s/><text:span text:style-name="T4">시</text:span><text:s text:c="2"/><text:span text:style-name="T4">지원</text:span><text:s/><text:span text:style-name="T4">체계</text:span><text:s/><text:span text:style-name="T4">부재한</text:span><text:s/><text:span text:style-name="T4">사이트</text:span><text:s/><text:span text:style-name="T4">존재</text:span><text:s/>(<text:span text:style-name="T4">예</text:span>,<text:s/><text:span text:style-name="T4">의왕</text:span>)</text:p>
            <text:p/>
            <text:p><text:span text:style-name="T4">사용중</text:span><text:s/><text:span text:style-name="T4">장비</text:span>/<text:span text:style-name="T4">소프트웨어</text:span><text:s/><text:span text:style-name="T4">유지보수</text:span><text:s/><text:span text:style-name="T4">계약</text:span><text:s/><text:span text:style-name="T4">미체결로</text:span><text:s/>per call<text:s/><text:span text:style-name="T4">기반</text:span><text:s/>case<text:s/><text:span text:style-name="T4">존재</text:span>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2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29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2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29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9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9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4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21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9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style-name="ro30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0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16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style-name="ro4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office:value-type="string" table:style-name="ce21">
            <text:p>1센터</text:p>
          </table:table-cell>
          <table:table-cell office:value-type="string" table:style-name="ce14">
            <text:p>STG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style-name="ro4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office:value-type="string" table:style-name="ce21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style-name="ro24" table:visibility="filter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RU</text:p>
          </table:table-cell>
          <table:table-cell table:style-name="ce21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7"/>
          <table:table-cell office:value-type="string" table:style-name="ce22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number-rows-repeated="1048513" table:style-name="ro1">
          <table:table-cell table:number-columns-repeated="16384"/>
        </table:table-row>
      </table:table>
      <table:table table:name="RU_6월" table:style-name="ta2">
        <table:table-column table:style-name="co1" table:number-columns-repeated="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number-rows-repeated="5" table:style-name="ro2">
          <table:table-cell table:number-columns-repeated="16384" table:style-name="ce1"/>
        </table:table-row>
        <table:table-row table:style-name="ro2">
          <table:table-cell office:value-type="string" table:style-name="ce6">
            <text:p>년도</text:p>
          </table:table-cell>
          <table:table-cell office:value-type="string" table:style-name="ce7">
            <text:p>월</text:p>
          </table:table-cell>
          <table:table-cell office:value-type="string" table:style-name="ce8">
            <text:p>리전</text:p>
          </table:table-cell>
          <table:table-cell office:value-type="string" table:style-name="ce8">
            <text:p>AZ</text:p>
          </table:table-cell>
          <table:table-cell office:value-type="string" table:style-name="ce8">
            <text:p>테넌트</text:p>
          </table:table-cell>
          <table:table-cell office:value-type="string" table:style-name="ce8">
            <text:p>진행상태</text:p>
          </table:table-cell>
          <table:table-cell office:value-type="string" table:style-name="ce9">
            <text:p>성패</text:p>
          </table:table-cell>
          <table:table-cell office:value-type="string" table:style-name="ce12">
            <text:p>Description</text:p>
          </table:table-cell>
          <table:table-cell office:value-type="string" table:style-name="ce11">
            <text:p>주간</text:p>
          </table:table-cell>
          <table:table-cell office:value-type="string" table:style-name="ce12">
            <text:p>월간</text:p>
          </table:table-cell>
          <table:table-cell office:value-type="string" table:style-name="ce12">
            <text:p>연간</text:p>
          </table:table-cell>
          <table:table-cell table:number-columns-repeated="16373"/>
        </table:table-row>
        <table:table-row table:style-name="ro3" table:visibility="filter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0">
            <text:p>(SG<text:s/><text:span text:style-name="T4">리전</text:span>) H53<text:s/><text:span text:style-name="T4">모니터링</text:span><text:s/><text:span text:style-name="T4">이관</text:span><text:s/>(2021.10.03)</text:p>
            <text:p>==&gt;<text:s/><text:span text:style-name="T4">메뉴일</text:span><text:s/><text:span text:style-name="T4">갱신</text:span><text:s/><text:span text:style-name="T4">본</text:span><text:s/><text:span text:style-name="T4">및</text:span><text:s/><text:span text:style-name="T4">추가</text:span><text:s/><text:span text:style-name="T4">자료</text:span><text:s/><text:span text:style-name="T4">수신</text:span><text:s/>(11.10)<text:s/><text:span text:style-name="T4">및</text:span><text:s text:c="2"/><text:span text:style-name="T4">기술</text:span><text:s/><text:span text:style-name="T4">검토</text:span><text:s/><text:span text:style-name="T4">완료</text:span>(12/7)</text:p>
            <text:p>==&gt; (<text:span text:style-name="T4">완료</text:span>)<text:s/><text:span text:style-name="T4">모니터링</text:span>/<text:span text:style-name="T4">알람</text:span><text:s/><text:span text:style-name="T4">등록</text:span><text:s/><text:span text:style-name="T4">확인</text:span><text:s/>(12/24)<text:s/><text:span text:style-name="T4">및</text:span><text:s/><text:span text:style-name="T4">서비스</text:span><text:s/><text:span text:style-name="T4">개시</text:span><text:s/>(1/3~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Global</text:p>
          </table:table-cell>
          <table:table-cell table:style-name="ce14"/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6" table:visibility="filter">
          <table:table-cell office:value-type="string" table:style-name="ce11">
            <text:p>22년</text:p>
          </table:table-cell>
          <table:table-cell office:value-type="string" table:style-name="ce13">
            <text:p>2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7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8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9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0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Global</text:p>
          </table:table-cell>
          <table:table-cell table:style-name="ce14"/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8"/>
          <table:table-cell table:number-columns-repeated="16373"/>
        </table:table-row>
        <table:table-row table:style-name="ro11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2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Global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3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8"/>
          <table:table-cell table:number-columns-repeated="16373"/>
        </table:table-row>
        <table:table-row table:style-name="ro8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NA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2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Global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2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5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7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7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9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NA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2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2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28" table:visibility="filter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CN</text:p>
          </table:table-cell>
          <table:table-cell table:style-name="ce21"/>
          <table:table-cell office:value-type="string" table:style-name="ce14">
            <text:p>PRD</text:p>
          </table:table-cell>
          <table:table-cell office:value-type="string" table:style-name="ce21">
            <text:p>완료</text:p>
          </table:table-cell>
          <table:table-cell office:value-type="string" table:style-name="ce21">
            <text:p>성공</text:p>
          </table:table-cell>
          <table:table-cell office:value-type="string" table:style-name="ce33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/>
        </table:table-row>
        <table:table-row table:style-name="ro28" table:visibility="filter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CN</text:p>
          </table:table-cell>
          <table:table-cell table:style-name="ce21"/>
          <table:table-cell office:value-type="string" table:style-name="ce14">
            <text:p>PRD</text:p>
          </table:table-cell>
          <table:table-cell office:value-type="string" table:style-name="ce21">
            <text:p>완료</text:p>
          </table:table-cell>
          <table:table-cell office:value-type="string" table:style-name="ce21">
            <text:p>성공</text:p>
          </table:table-cell>
          <table:table-cell office:value-type="string" table:style-name="ce33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/>
        </table:table-row>
        <table:table-row table:style-name="ro17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21">
            <text:p>성공</text:p>
          </table:table-cell>
          <table:table-cell office:value-type="string" table:style-name="ce33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/>
        </table:table-row>
        <table:table-row table:style-name="ro11" table:visibility="filter">
          <table:table-cell office:value-type="string" table:style-name="ce23">
            <text:p>22년</text:p>
          </table:table-cell>
          <table:table-cell office:value-type="string" table:style-name="ce24">
            <text:p>6월</text:p>
          </table:table-cell>
          <table:table-cell office:value-type="string" table:style-name="ce25">
            <text:p>NA</text:p>
          </table:table-cell>
          <table:table-cell table:style-name="ce24"/>
          <table:table-cell office:value-type="string" table:style-name="ce24">
            <text:p>STG</text:p>
          </table:table-cell>
          <table:table-cell office:value-type="string" table:style-name="ce24">
            <text:p>완료</text:p>
          </table:table-cell>
          <table:table-cell office:value-type="string" table:style-name="ce24">
            <text:p>성공</text:p>
          </table:table-cell>
          <table:table-cell office:value-type="string" table:style-name="ce34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1" table:visibility="filter">
          <table:table-cell office:value-type="string" table:style-name="ce11">
            <text:p>22년</text:p>
          </table:table-cell>
          <table:table-cell office:value-type="string" table:style-name="ce25">
            <text:p>6월</text:p>
          </table:table-cell>
          <table:table-cell office:value-type="string" table:style-name="ce14">
            <text:p>NA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8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7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실패</text:p>
          </table:table-cell>
          <table:table-cell office:value-type="string" table:style-name="ce31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7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1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0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9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RU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0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RU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STG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0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RU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자원 회수 ::: 리소스 부족으로 인한 자원 확보 방안</text:p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>==&gt; 자원 회수 진행 중: KR, RU, EU,CN</text:p>
            <text:p>==&gt; 자원 회수 1차 진행중: EU,CN</text:p>
            <text:p>==&gt; 자원 회수 1차 완료 : KR (담당자 요청으로 연기된 건들은 일정 수립 후 추후 진행 예정), RU(담당자 확인 불가, DB 제외)</text:p>
            <text:p>==&gt; 자원 회수 2차 진행중: RU(담당자 확인 불가, DB, ES VM 회수 by HAER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tc</text:p>
          </table:table-cell>
          <table:table-cell table:style-name="ce14"/>
          <table:table-cell office:value-type="string" table:style-name="ce14">
            <text:p>etc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4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1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진행중</text:p>
          </table:table-cell>
          <table:table-cell table:style-name="ce27"/>
          <table:table-cell office:value-type="string" table:style-name="ce35">
            <text:p>On-site Support (<text:span text:style-name="T4">현장지원서비스</text:span>)<text:s/><text:span text:style-name="T4">및</text:span><text:s/><text:span text:style-name="T4">유지보수</text:span><text:s/><text:span text:style-name="T4">서비스</text:span><text:s/><text:span text:style-name="T4">이슈</text:span><text:s/>(==&gt;<text:s/><text:span text:style-name="T4">장애</text:span><text:s/><text:span text:style-name="T4">해결</text:span><text:s/><text:span text:style-name="T4">장기화</text:span>)</text:p>
            <text:p><text:span text:style-name="T4">비</text:span><text:s/><text:span text:style-name="T4">표준화</text:span><text:s/><text:span text:style-name="T4">되어</text:span><text:s/><text:span text:style-name="T4">있고</text:span>,<text:s/><text:span text:style-name="T4">물리적</text:span><text:s/><text:span text:style-name="T4">장애</text:span><text:s/><text:span text:style-name="T4">시</text:span><text:s text:c="2"/><text:span text:style-name="T4">지원</text:span><text:s/><text:span text:style-name="T4">체계</text:span><text:s/><text:span text:style-name="T4">부재한</text:span><text:s/><text:span text:style-name="T4">사이트</text:span><text:s/><text:span text:style-name="T4">존재</text:span><text:s/>(<text:span text:style-name="T4">예</text:span>,<text:s/><text:span text:style-name="T4">의왕</text:span>)</text:p>
            <text:p/>
            <text:p><text:span text:style-name="T4">사용중</text:span><text:s/><text:span text:style-name="T4">장비</text:span>/<text:span text:style-name="T4">소프트웨어</text:span><text:s/><text:span text:style-name="T4">유지보수</text:span><text:s/><text:span text:style-name="T4">계약</text:span><text:s/><text:span text:style-name="T4">미체결로</text:span><text:s/>per call<text:s/><text:span text:style-name="T4">기반</text:span><text:s/>case<text:s/><text:span text:style-name="T4">존재</text:span>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2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2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9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9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4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9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style-name="ro30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0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style-name="ro31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RU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7"/>
          <table:table-cell office:value-type="string" table:style-name="ce33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number-rows-repeated="1048513" table:style-name="ro1">
          <table:table-cell table:number-columns-repeated="16384"/>
        </table:table-row>
      </table:table>
      <table:table table:name="EU_6월" table:style-name="ta2">
        <table:table-column table:style-name="co1" table:number-columns-repeated="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number-rows-repeated="5" table:style-name="ro2">
          <table:table-cell table:number-columns-repeated="16384" table:style-name="ce1"/>
        </table:table-row>
        <table:table-row table:style-name="ro2">
          <table:table-cell office:value-type="string" table:style-name="ce6">
            <text:p>년도</text:p>
          </table:table-cell>
          <table:table-cell office:value-type="string" table:style-name="ce7">
            <text:p>월</text:p>
          </table:table-cell>
          <table:table-cell office:value-type="string" table:style-name="ce8">
            <text:p>리전</text:p>
          </table:table-cell>
          <table:table-cell office:value-type="string" table:style-name="ce8">
            <text:p>AZ</text:p>
          </table:table-cell>
          <table:table-cell office:value-type="string" table:style-name="ce8">
            <text:p>테넌트</text:p>
          </table:table-cell>
          <table:table-cell office:value-type="string" table:style-name="ce8">
            <text:p>진행상태</text:p>
          </table:table-cell>
          <table:table-cell office:value-type="string" table:style-name="ce9">
            <text:p>성패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주간</text:p>
          </table:table-cell>
          <table:table-cell office:value-type="string" table:style-name="ce12">
            <text:p>월간</text:p>
          </table:table-cell>
          <table:table-cell office:value-type="string" table:style-name="ce12">
            <text:p>연간</text:p>
          </table:table-cell>
          <table:table-cell table:number-columns-repeated="16373"/>
        </table:table-row>
        <table:table-row table:style-name="ro3" table:visibility="filter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0">
            <text:p>(SG<text:s/><text:span text:style-name="T4">리전</text:span>) H53<text:s/><text:span text:style-name="T4">모니터링</text:span><text:s/><text:span text:style-name="T4">이관</text:span><text:s/>(2021.10.03)</text:p>
            <text:p>==&gt;<text:s/><text:span text:style-name="T4">메뉴일</text:span><text:s/><text:span text:style-name="T4">갱신</text:span><text:s/><text:span text:style-name="T4">본</text:span><text:s/><text:span text:style-name="T4">및</text:span><text:s/><text:span text:style-name="T4">추가</text:span><text:s/><text:span text:style-name="T4">자료</text:span><text:s/><text:span text:style-name="T4">수신</text:span><text:s/>(11.10)<text:s/><text:span text:style-name="T4">및</text:span><text:s text:c="2"/><text:span text:style-name="T4">기술</text:span><text:s/><text:span text:style-name="T4">검토</text:span><text:s/><text:span text:style-name="T4">완료</text:span>(12/7)</text:p>
            <text:p>==&gt; (<text:span text:style-name="T4">완료</text:span>)<text:s/><text:span text:style-name="T4">모니터링</text:span>/<text:span text:style-name="T4">알람</text:span><text:s/><text:span text:style-name="T4">등록</text:span><text:s/><text:span text:style-name="T4">확인</text:span><text:s/>(12/24)<text:s/><text:span text:style-name="T4">및</text:span><text:s/><text:span text:style-name="T4">서비스</text:span><text:s/><text:span text:style-name="T4">개시</text:span><text:s/>(1/3~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Global</text:p>
          </table:table-cell>
          <table:table-cell table:style-name="ce14"/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6" table:visibility="filter">
          <table:table-cell office:value-type="string" table:style-name="ce11">
            <text:p>22년</text:p>
          </table:table-cell>
          <table:table-cell office:value-type="string" table:style-name="ce13">
            <text:p>2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7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8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9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0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Global</text:p>
          </table:table-cell>
          <table:table-cell table:style-name="ce14"/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8"/>
          <table:table-cell table:number-columns-repeated="16373"/>
        </table:table-row>
        <table:table-row table:style-name="ro11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2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Global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3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8"/>
          <table:table-cell table:number-columns-repeated="16373"/>
        </table:table-row>
        <table:table-row table:style-name="ro8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NA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2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Global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2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5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7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7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9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NA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2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2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6" table:visibility="filter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CN</text:p>
          </table:table-cell>
          <table:table-cell table:style-name="ce21"/>
          <table:table-cell office:value-type="string" table:style-name="ce14">
            <text:p>PRD</text:p>
          </table:table-cell>
          <table:table-cell office:value-type="string" table:style-name="ce21">
            <text:p>완료</text:p>
          </table:table-cell>
          <table:table-cell office:value-type="string" table:style-name="ce21">
            <text:p>성공</text:p>
          </table:table-cell>
          <table:table-cell office:value-type="string" table:style-name="ce37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/>
        </table:table-row>
        <table:table-row table:style-name="ro16" table:visibility="filter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CN</text:p>
          </table:table-cell>
          <table:table-cell table:style-name="ce21"/>
          <table:table-cell office:value-type="string" table:style-name="ce14">
            <text:p>PRD</text:p>
          </table:table-cell>
          <table:table-cell office:value-type="string" table:style-name="ce21">
            <text:p>완료</text:p>
          </table:table-cell>
          <table:table-cell office:value-type="string" table:style-name="ce21">
            <text:p>성공</text:p>
          </table:table-cell>
          <table:table-cell office:value-type="string" table:style-name="ce37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/>
        </table:table-row>
        <table:table-row table:style-name="ro17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21">
            <text:p>성공</text:p>
          </table:table-cell>
          <table:table-cell office:value-type="string" table:style-name="ce33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/>
        </table:table-row>
        <table:table-row table:style-name="ro11" table:visibility="filter">
          <table:table-cell office:value-type="string" table:style-name="ce23">
            <text:p>22년</text:p>
          </table:table-cell>
          <table:table-cell office:value-type="string" table:style-name="ce24">
            <text:p>6월</text:p>
          </table:table-cell>
          <table:table-cell office:value-type="string" table:style-name="ce25">
            <text:p>NA</text:p>
          </table:table-cell>
          <table:table-cell table:style-name="ce24"/>
          <table:table-cell office:value-type="string" table:style-name="ce24">
            <text:p>STG</text:p>
          </table:table-cell>
          <table:table-cell office:value-type="string" table:style-name="ce24">
            <text:p>완료</text:p>
          </table:table-cell>
          <table:table-cell office:value-type="string" table:style-name="ce24">
            <text:p>성공</text:p>
          </table:table-cell>
          <table:table-cell office:value-type="string" table:style-name="ce34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1" table:visibility="filter">
          <table:table-cell office:value-type="string" table:style-name="ce11">
            <text:p>22년</text:p>
          </table:table-cell>
          <table:table-cell office:value-type="string" table:style-name="ce25">
            <text:p>6월</text:p>
          </table:table-cell>
          <table:table-cell office:value-type="string" table:style-name="ce14">
            <text:p>NA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8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7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실패</text:p>
          </table:table-cell>
          <table:table-cell office:value-type="string" table:style-name="ce31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7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1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0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9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R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0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RU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0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R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자원 회수 ::: 리소스 부족으로 인한 자원 확보 방안</text:p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>==&gt; 자원 회수 진행 중: KR, RU, EU,CN</text:p>
            <text:p>==&gt; 자원 회수 1차 진행중: EU,CN</text:p>
            <text:p>==&gt; 자원 회수 1차 완료 : KR (담당자 요청으로 연기된 건들은 일정 수립 후 추후 진행 예정), RU(담당자 확인 불가, DB 제외)</text:p>
            <text:p>==&gt; 자원 회수 2차 진행중: RU(담당자 확인 불가, DB, ES VM 회수 by HAER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tc</text:p>
          </table:table-cell>
          <table:table-cell table:style-name="ce14"/>
          <table:table-cell office:value-type="string" table:style-name="ce14">
            <text:p>etc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4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1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진행중</text:p>
          </table:table-cell>
          <table:table-cell table:style-name="ce27"/>
          <table:table-cell office:value-type="string" table:style-name="ce35">
            <text:p>On-site Support (<text:span text:style-name="T4">현장지원서비스</text:span>)<text:s/><text:span text:style-name="T4">및</text:span><text:s/><text:span text:style-name="T4">유지보수</text:span><text:s/><text:span text:style-name="T4">서비스</text:span><text:s/><text:span text:style-name="T4">이슈</text:span><text:s/>(==&gt;<text:s/><text:span text:style-name="T4">장애</text:span><text:s/><text:span text:style-name="T4">해결</text:span><text:s/><text:span text:style-name="T4">장기화</text:span>)</text:p>
            <text:p><text:span text:style-name="T4">비</text:span><text:s/><text:span text:style-name="T4">표준화</text:span><text:s/><text:span text:style-name="T4">되어</text:span><text:s/><text:span text:style-name="T4">있고</text:span>,<text:s/><text:span text:style-name="T4">물리적</text:span><text:s/><text:span text:style-name="T4">장애</text:span><text:s/><text:span text:style-name="T4">시</text:span><text:s text:c="2"/><text:span text:style-name="T4">지원</text:span><text:s/><text:span text:style-name="T4">체계</text:span><text:s/><text:span text:style-name="T4">부재한</text:span><text:s/><text:span text:style-name="T4">사이트</text:span><text:s/><text:span text:style-name="T4">존재</text:span><text:s/>(<text:span text:style-name="T4">예</text:span>,<text:s/><text:span text:style-name="T4">의왕</text:span>)</text:p>
            <text:p/>
            <text:p><text:span text:style-name="T4">사용중</text:span><text:s/><text:span text:style-name="T4">장비</text:span>/<text:span text:style-name="T4">소프트웨어</text:span><text:s/><text:span text:style-name="T4">유지보수</text:span><text:s/><text:span text:style-name="T4">계약</text:span><text:s/><text:span text:style-name="T4">미체결로</text:span><text:s/>per call<text:s/><text:span text:style-name="T4">기반</text:span><text:s/>case<text:s/><text:span text:style-name="T4">존재</text:span>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2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2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9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9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4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9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style-name="ro30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0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style-name="ro24" table:visibility="filter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RU</text:p>
          </table:table-cell>
          <table:table-cell table:style-name="ce21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7"/>
          <table:table-cell office:value-type="string" table:style-name="ce37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number-rows-repeated="1048513" table:style-name="ro1">
          <table:table-cell table:number-columns-repeated="16384"/>
        </table:table-row>
      </table:table>
      <table:table table:name="NA_6월" table:style-name="ta2">
        <table:table-column table:style-name="co1" table:number-columns-repeated="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number-rows-repeated="5" table:style-name="ro2">
          <table:table-cell table:number-columns-repeated="16384" table:style-name="ce1"/>
        </table:table-row>
        <table:table-row table:style-name="ro2">
          <table:table-cell office:value-type="string" table:style-name="ce6">
            <text:p>년도</text:p>
          </table:table-cell>
          <table:table-cell office:value-type="string" table:style-name="ce7">
            <text:p>월</text:p>
          </table:table-cell>
          <table:table-cell office:value-type="string" table:style-name="ce8">
            <text:p>리전</text:p>
          </table:table-cell>
          <table:table-cell office:value-type="string" table:style-name="ce8">
            <text:p>AZ</text:p>
          </table:table-cell>
          <table:table-cell office:value-type="string" table:style-name="ce8">
            <text:p>테넌트</text:p>
          </table:table-cell>
          <table:table-cell office:value-type="string" table:style-name="ce8">
            <text:p>진행상태</text:p>
          </table:table-cell>
          <table:table-cell office:value-type="string" table:style-name="ce9">
            <text:p>성패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주간</text:p>
          </table:table-cell>
          <table:table-cell office:value-type="string" table:style-name="ce12">
            <text:p>월간</text:p>
          </table:table-cell>
          <table:table-cell office:value-type="string" table:style-name="ce12">
            <text:p>연간</text:p>
          </table:table-cell>
          <table:table-cell table:number-columns-repeated="16373"/>
        </table:table-row>
        <table:table-row table:style-name="ro3" table:visibility="filter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0">
            <text:p>(SG<text:s/><text:span text:style-name="T4">리전</text:span>) H53<text:s/><text:span text:style-name="T4">모니터링</text:span><text:s/><text:span text:style-name="T4">이관</text:span><text:s/>(2021.10.03)</text:p>
            <text:p>==&gt;<text:s/><text:span text:style-name="T4">메뉴일</text:span><text:s/><text:span text:style-name="T4">갱신</text:span><text:s/><text:span text:style-name="T4">본</text:span><text:s/><text:span text:style-name="T4">및</text:span><text:s/><text:span text:style-name="T4">추가</text:span><text:s/><text:span text:style-name="T4">자료</text:span><text:s/><text:span text:style-name="T4">수신</text:span><text:s/>(11.10)<text:s/><text:span text:style-name="T4">및</text:span><text:s text:c="2"/><text:span text:style-name="T4">기술</text:span><text:s/><text:span text:style-name="T4">검토</text:span><text:s/><text:span text:style-name="T4">완료</text:span>(12/7)</text:p>
            <text:p>==&gt; (<text:span text:style-name="T4">완료</text:span>)<text:s/><text:span text:style-name="T4">모니터링</text:span>/<text:span text:style-name="T4">알람</text:span><text:s/><text:span text:style-name="T4">등록</text:span><text:s/><text:span text:style-name="T4">확인</text:span><text:s/>(12/24)<text:s/><text:span text:style-name="T4">및</text:span><text:s/><text:span text:style-name="T4">서비스</text:span><text:s/><text:span text:style-name="T4">개시</text:span><text:s/>(1/3~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Global</text:p>
          </table:table-cell>
          <table:table-cell table:style-name="ce14"/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6" table:visibility="filter">
          <table:table-cell office:value-type="string" table:style-name="ce11">
            <text:p>22년</text:p>
          </table:table-cell>
          <table:table-cell office:value-type="string" table:style-name="ce13">
            <text:p>2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7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8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9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0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Global</text:p>
          </table:table-cell>
          <table:table-cell table:style-name="ce14"/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8"/>
          <table:table-cell table:number-columns-repeated="16373"/>
        </table:table-row>
        <table:table-row table:style-name="ro11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2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Global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3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8"/>
          <table:table-cell table:number-columns-repeated="16373"/>
        </table:table-row>
        <table:table-row table:style-name="ro8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NA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2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Global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2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5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7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7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9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NA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2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2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6" table:visibility="filter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CN</text:p>
          </table:table-cell>
          <table:table-cell table:style-name="ce21"/>
          <table:table-cell office:value-type="string" table:style-name="ce14">
            <text:p>PRD</text:p>
          </table:table-cell>
          <table:table-cell office:value-type="string" table:style-name="ce21">
            <text:p>완료</text:p>
          </table:table-cell>
          <table:table-cell office:value-type="string" table:style-name="ce21">
            <text:p>성공</text:p>
          </table:table-cell>
          <table:table-cell office:value-type="string" table:style-name="ce37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/>
        </table:table-row>
        <table:table-row table:style-name="ro16" table:visibility="filter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CN</text:p>
          </table:table-cell>
          <table:table-cell table:style-name="ce21"/>
          <table:table-cell office:value-type="string" table:style-name="ce14">
            <text:p>PRD</text:p>
          </table:table-cell>
          <table:table-cell office:value-type="string" table:style-name="ce21">
            <text:p>완료</text:p>
          </table:table-cell>
          <table:table-cell office:value-type="string" table:style-name="ce21">
            <text:p>성공</text:p>
          </table:table-cell>
          <table:table-cell office:value-type="string" table:style-name="ce37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/>
        </table:table-row>
        <table:table-row table:style-name="ro17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21">
            <text:p>성공</text:p>
          </table:table-cell>
          <table:table-cell office:value-type="string" table:style-name="ce37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/>
        </table:table-row>
        <table:table-row table:style-name="ro11">
          <table:table-cell office:value-type="string" table:style-name="ce23">
            <text:p>22년</text:p>
          </table:table-cell>
          <table:table-cell office:value-type="string" table:style-name="ce24">
            <text:p>6월</text:p>
          </table:table-cell>
          <table:table-cell office:value-type="string" table:style-name="ce25">
            <text:p>NA</text:p>
          </table:table-cell>
          <table:table-cell office:value-type="string" table:style-name="ce17">
            <text:p>1센터</text:p>
          </table:table-cell>
          <table:table-cell office:value-type="string" table:style-name="ce24">
            <text:p>STG</text:p>
          </table:table-cell>
          <table:table-cell office:value-type="string" table:style-name="ce24">
            <text:p>완료</text:p>
          </table:table-cell>
          <table:table-cell office:value-type="string" table:style-name="ce24">
            <text:p>성공</text:p>
          </table:table-cell>
          <table:table-cell office:value-type="string" table:style-name="ce34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1">
          <table:table-cell office:value-type="string" table:style-name="ce11">
            <text:p>22년</text:p>
          </table:table-cell>
          <table:table-cell office:value-type="string" table:style-name="ce25">
            <text:p>6월</text:p>
          </table:table-cell>
          <table:table-cell office:value-type="string" table:style-name="ce14">
            <text:p>NA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8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7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실패</text:p>
          </table:table-cell>
          <table:table-cell office:value-type="string" table:style-name="ce31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7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1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0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9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R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0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RU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0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R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tc</text:p>
          </table:table-cell>
          <table:table-cell table:style-name="ce14"/>
          <table:table-cell office:value-type="string" table:style-name="ce14">
            <text:p>etc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4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1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진행중</text:p>
          </table:table-cell>
          <table:table-cell table:style-name="ce27"/>
          <table:table-cell office:value-type="string" table:style-name="ce35">
            <text:p>On-site Support (<text:span text:style-name="T4">현장지원서비스</text:span>)<text:s/><text:span text:style-name="T4">및</text:span><text:s/><text:span text:style-name="T4">유지보수</text:span><text:s/><text:span text:style-name="T4">서비스</text:span><text:s/><text:span text:style-name="T4">이슈</text:span><text:s/>(==&gt;<text:s/><text:span text:style-name="T4">장애</text:span><text:s/><text:span text:style-name="T4">해결</text:span><text:s/><text:span text:style-name="T4">장기화</text:span>)</text:p>
            <text:p><text:span text:style-name="T4">비</text:span><text:s/><text:span text:style-name="T4">표준화</text:span><text:s/><text:span text:style-name="T4">되어</text:span><text:s/><text:span text:style-name="T4">있고</text:span>,<text:s/><text:span text:style-name="T4">물리적</text:span><text:s/><text:span text:style-name="T4">장애</text:span><text:s/><text:span text:style-name="T4">시</text:span><text:s text:c="2"/><text:span text:style-name="T4">지원</text:span><text:s/><text:span text:style-name="T4">체계</text:span><text:s/><text:span text:style-name="T4">부재한</text:span><text:s/><text:span text:style-name="T4">사이트</text:span><text:s/><text:span text:style-name="T4">존재</text:span><text:s/>(<text:span text:style-name="T4">예</text:span>,<text:s/><text:span text:style-name="T4">의왕</text:span>)</text:p>
            <text:p/>
            <text:p><text:span text:style-name="T4">사용중</text:span><text:s/><text:span text:style-name="T4">장비</text:span>/<text:span text:style-name="T4">소프트웨어</text:span><text:s/><text:span text:style-name="T4">유지보수</text:span><text:s/><text:span text:style-name="T4">계약</text:span><text:s/><text:span text:style-name="T4">미체결로</text:span><text:s/>per call<text:s/><text:span text:style-name="T4">기반</text:span><text:s/>case<text:s/><text:span text:style-name="T4">존재</text:span>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2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2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9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9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4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9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style-name="ro30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0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style-name="ro24" table:visibility="filter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RU</text:p>
          </table:table-cell>
          <table:table-cell table:style-name="ce21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7"/>
          <table:table-cell office:value-type="string" table:style-name="ce37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number-rows-repeated="1048514" table:style-name="ro1">
          <table:table-cell table:number-columns-repeated="16384"/>
        </table:table-row>
      </table:table>
      <table:table table:name="SG_6월" table:style-name="ta2">
        <table:table-column table:style-name="co1" table:number-columns-repeated="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number-rows-repeated="5" table:style-name="ro2">
          <table:table-cell table:number-columns-repeated="16384" table:style-name="ce1"/>
        </table:table-row>
        <table:table-row table:style-name="ro2">
          <table:table-cell office:value-type="string" table:style-name="ce6">
            <text:p>년도</text:p>
          </table:table-cell>
          <table:table-cell office:value-type="string" table:style-name="ce7">
            <text:p>월</text:p>
          </table:table-cell>
          <table:table-cell office:value-type="string" table:style-name="ce8">
            <text:p>리전</text:p>
          </table:table-cell>
          <table:table-cell office:value-type="string" table:style-name="ce8">
            <text:p>AZ</text:p>
          </table:table-cell>
          <table:table-cell office:value-type="string" table:style-name="ce8">
            <text:p>테넌트</text:p>
          </table:table-cell>
          <table:table-cell office:value-type="string" table:style-name="ce8">
            <text:p>진행상태</text:p>
          </table:table-cell>
          <table:table-cell office:value-type="string" table:style-name="ce9">
            <text:p>성패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주간</text:p>
          </table:table-cell>
          <table:table-cell office:value-type="string" table:style-name="ce12">
            <text:p>월간</text:p>
          </table:table-cell>
          <table:table-cell office:value-type="string" table:style-name="ce12">
            <text:p>연간</text:p>
          </table:table-cell>
          <table:table-cell table:number-columns-repeated="16373"/>
        </table:table-row>
        <table:table-row table:style-name="ro3" table:visibility="filter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0">
            <text:p>(SG<text:s/><text:span text:style-name="T4">리전</text:span>) H53<text:s/><text:span text:style-name="T4">모니터링</text:span><text:s/><text:span text:style-name="T4">이관</text:span><text:s/>(2021.10.03)</text:p>
            <text:p>==&gt;<text:s/><text:span text:style-name="T4">메뉴일</text:span><text:s/><text:span text:style-name="T4">갱신</text:span><text:s/><text:span text:style-name="T4">본</text:span><text:s/><text:span text:style-name="T4">및</text:span><text:s/><text:span text:style-name="T4">추가</text:span><text:s/><text:span text:style-name="T4">자료</text:span><text:s/><text:span text:style-name="T4">수신</text:span><text:s/>(11.10)<text:s/><text:span text:style-name="T4">및</text:span><text:s text:c="2"/><text:span text:style-name="T4">기술</text:span><text:s/><text:span text:style-name="T4">검토</text:span><text:s/><text:span text:style-name="T4">완료</text:span>(12/7)</text:p>
            <text:p>==&gt; (<text:span text:style-name="T4">완료</text:span>)<text:s/><text:span text:style-name="T4">모니터링</text:span>/<text:span text:style-name="T4">알람</text:span><text:s/><text:span text:style-name="T4">등록</text:span><text:s/><text:span text:style-name="T4">확인</text:span><text:s/>(12/24)<text:s/><text:span text:style-name="T4">및</text:span><text:s/><text:span text:style-name="T4">서비스</text:span><text:s/><text:span text:style-name="T4">개시</text:span><text:s/>(1/3~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Global</text:p>
          </table:table-cell>
          <table:table-cell table:style-name="ce14"/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6" table:visibility="filter">
          <table:table-cell office:value-type="string" table:style-name="ce11">
            <text:p>22년</text:p>
          </table:table-cell>
          <table:table-cell office:value-type="string" table:style-name="ce13">
            <text:p>2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7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8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9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0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Global</text:p>
          </table:table-cell>
          <table:table-cell table:style-name="ce14"/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8"/>
          <table:table-cell table:number-columns-repeated="16373"/>
        </table:table-row>
        <table:table-row table:style-name="ro11" table:visibility="filter">
          <table:table-cell office:value-type="string" table:style-name="ce11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2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Global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3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8"/>
          <table:table-cell table:number-columns-repeated="16373"/>
        </table:table-row>
        <table:table-row table:style-name="ro8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NA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2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Global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4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2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5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7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7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SG</text:p>
          </table:table-cell>
          <table:table-cell table:style-name="ce14"/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9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NA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2" table:visibility="filter">
          <table:table-cell office:value-type="string" table:style-name="ce11">
            <text:p>22년</text:p>
          </table:table-cell>
          <table:table-cell office:value-type="string" table:style-name="ce13">
            <text:p>5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2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6" table:visibility="filter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CN</text:p>
          </table:table-cell>
          <table:table-cell table:style-name="ce21"/>
          <table:table-cell office:value-type="string" table:style-name="ce14">
            <text:p>PRD</text:p>
          </table:table-cell>
          <table:table-cell office:value-type="string" table:style-name="ce21">
            <text:p>완료</text:p>
          </table:table-cell>
          <table:table-cell office:value-type="string" table:style-name="ce21">
            <text:p>성공</text:p>
          </table:table-cell>
          <table:table-cell office:value-type="string" table:style-name="ce37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/>
        </table:table-row>
        <table:table-row table:style-name="ro16" table:visibility="filter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CN</text:p>
          </table:table-cell>
          <table:table-cell table:style-name="ce21"/>
          <table:table-cell office:value-type="string" table:style-name="ce14">
            <text:p>PRD</text:p>
          </table:table-cell>
          <table:table-cell office:value-type="string" table:style-name="ce21">
            <text:p>완료</text:p>
          </table:table-cell>
          <table:table-cell office:value-type="string" table:style-name="ce21">
            <text:p>성공</text:p>
          </table:table-cell>
          <table:table-cell office:value-type="string" table:style-name="ce37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/>
        </table:table-row>
        <table:table-row table:style-name="ro17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21">
            <text:p>성공</text:p>
          </table:table-cell>
          <table:table-cell office:value-type="string" table:style-name="ce33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12">
            <text:p>O</text:p>
          </table:table-cell>
          <table:table-cell table:style-name="ce17"/>
          <table:table-cell table:style-name="ce11"/>
          <table:table-cell table:number-columns-repeated="16373"/>
        </table:table-row>
        <table:table-row table:style-name="ro11" table:visibility="filter">
          <table:table-cell office:value-type="string" table:style-name="ce23">
            <text:p>22년</text:p>
          </table:table-cell>
          <table:table-cell office:value-type="string" table:style-name="ce24">
            <text:p>6월</text:p>
          </table:table-cell>
          <table:table-cell office:value-type="string" table:style-name="ce25">
            <text:p>NA</text:p>
          </table:table-cell>
          <table:table-cell table:style-name="ce24"/>
          <table:table-cell office:value-type="string" table:style-name="ce24">
            <text:p>STG</text:p>
          </table:table-cell>
          <table:table-cell office:value-type="string" table:style-name="ce24">
            <text:p>완료</text:p>
          </table:table-cell>
          <table:table-cell office:value-type="string" table:style-name="ce24">
            <text:p>성공</text:p>
          </table:table-cell>
          <table:table-cell office:value-type="string" table:style-name="ce34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1" table:visibility="filter">
          <table:table-cell office:value-type="string" table:style-name="ce11">
            <text:p>22년</text:p>
          </table:table-cell>
          <table:table-cell office:value-type="string" table:style-name="ce25">
            <text:p>6월</text:p>
          </table:table-cell>
          <table:table-cell office:value-type="string" table:style-name="ce14">
            <text:p>NA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18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SG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12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73"/>
        </table:table-row>
        <table:table-row table:style-name="ro7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31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SG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STG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실패</text:p>
          </table:table-cell>
          <table:table-cell office:value-type="string" table:style-name="ce31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7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1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0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9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R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0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RU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0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R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5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tc</text:p>
          </table:table-cell>
          <table:table-cell table:style-name="ce14"/>
          <table:table-cell office:value-type="string" table:style-name="ce14">
            <text:p>etc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4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1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진행중</text:p>
          </table:table-cell>
          <table:table-cell table:style-name="ce27"/>
          <table:table-cell office:value-type="string" table:style-name="ce35">
            <text:p>On-site Support (<text:span text:style-name="T4">현장지원서비스</text:span>)<text:s/><text:span text:style-name="T4">및</text:span><text:s/><text:span text:style-name="T4">유지보수</text:span><text:s/><text:span text:style-name="T4">서비스</text:span><text:s/><text:span text:style-name="T4">이슈</text:span><text:s/>(==&gt;<text:s/><text:span text:style-name="T4">장애</text:span><text:s/><text:span text:style-name="T4">해결</text:span><text:s/><text:span text:style-name="T4">장기화</text:span>)</text:p>
            <text:p><text:span text:style-name="T4">비</text:span><text:s/><text:span text:style-name="T4">표준화</text:span><text:s/><text:span text:style-name="T4">되어</text:span><text:s/><text:span text:style-name="T4">있고</text:span>,<text:s/><text:span text:style-name="T4">물리적</text:span><text:s/><text:span text:style-name="T4">장애</text:span><text:s/><text:span text:style-name="T4">시</text:span><text:s text:c="2"/><text:span text:style-name="T4">지원</text:span><text:s/><text:span text:style-name="T4">체계</text:span><text:s/><text:span text:style-name="T4">부재한</text:span><text:s/><text:span text:style-name="T4">사이트</text:span><text:s/><text:span text:style-name="T4">존재</text:span><text:s/>(<text:span text:style-name="T4">예</text:span>,<text:s/><text:span text:style-name="T4">의왕</text:span>)</text:p>
            <text:p/>
            <text:p><text:span text:style-name="T4">사용중</text:span><text:s/><text:span text:style-name="T4">장비</text:span>/<text:span text:style-name="T4">소프트웨어</text:span><text:s/><text:span text:style-name="T4">유지보수</text:span><text:s/><text:span text:style-name="T4">계약</text:span><text:s/><text:span text:style-name="T4">미체결로</text:span><text:s/>per call<text:s/><text:span text:style-name="T4">기반</text:span><text:s/>case<text:s/><text:span text:style-name="T4">존재</text:span>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2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2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9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9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K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14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9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style-name="ro30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12">
            <text:p>O</text:p>
          </table:table-cell>
          <table:table-cell table:number-columns-repeated="2" table:style-name="ce11"/>
          <table:table-cell table:number-columns-repeated="16373"/>
        </table:table-row>
        <table:table-row table:style-name="ro20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EU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STG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style-name="ro4" table:visibility="filter">
          <table:table-cell office:value-type="string" table:style-name="ce11">
            <text:p>22년</text:p>
          </table:table-cell>
          <table:table-cell office:value-type="string" table:style-name="ce13">
            <text:p>6월</text:p>
          </table:table-cell>
          <table:table-cell office:value-type="string" table:style-name="ce14">
            <text:p>CN</text:p>
          </table:table-cell>
          <table:table-cell table:style-name="ce14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4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style-name="ro24" table:visibility="filter">
          <table:table-cell office:value-type="string" table:style-name="ce11">
            <text:p>22년</text:p>
          </table:table-cell>
          <table:table-cell office:value-type="string" table:style-name="ce14">
            <text:p>6월</text:p>
          </table:table-cell>
          <table:table-cell office:value-type="string" table:style-name="ce14">
            <text:p>RU</text:p>
          </table:table-cell>
          <table:table-cell table:style-name="ce21"/>
          <table:table-cell office:value-type="string" table:style-name="ce14">
            <text:p>PRD</text:p>
          </table:table-cell>
          <table:table-cell office:value-type="string" table:style-name="ce14">
            <text:p>진행중</text:p>
          </table:table-cell>
          <table:table-cell table:style-name="ce17"/>
          <table:table-cell office:value-type="string" table:style-name="ce37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12">
            <text:p>O</text:p>
          </table:table-cell>
          <table:table-cell office:value-type="string" table:style-name="ce12">
            <text:p>O</text:p>
          </table:table-cell>
          <table:table-cell table:style-name="ce11"/>
          <table:table-cell table:number-columns-repeated="16373"/>
        </table:table-row>
        <table:table-row table:number-rows-repeated="1048515" table:style-name="ro1">
          <table:table-cell table:number-columns-repeated="16384"/>
        </table:table-row>
      </table:table>
      <table:database-ranges>
        <table:database-range table:target-range-address="KR_6월.A6:KR_6월.K63" table:display-filter-buttons="true">
          <table:filter>
            <table:filter-and>
              <table:filter-condition table:field-number="1" table:value="6월" table:operator="="/>
              <table:filter-or>
                <table:filter-condition table:field-number="2" table:value="Global" table:operator="="/>
                <table:filter-condition table:field-number="2" table:value="KR" table:operator="="/>
              </table:filter-or>
            </table:filter-and>
          </table:filter>
        </table:database-range>
        <table:database-range table:target-range-address="CN_6월.A6:CN_6월.K63" table:display-filter-buttons="true">
          <table:filter>
            <table:filter-and>
              <table:filter-condition table:field-number="1" table:value="6월" table:operator="="/>
              <table:filter-or>
                <table:filter-condition table:field-number="2" table:value="CN" table:operator="="/>
                <table:filter-condition table:field-number="2" table:value="Global" table:operator="="/>
              </table:filter-or>
            </table:filter-and>
          </table:filter>
        </table:database-range>
        <table:database-range table:target-range-address="RU_6월.A6:RU_6월.K63" table:display-filter-buttons="true">
          <table:filter>
            <table:filter-and>
              <table:filter-condition table:field-number="1" table:value="6월" table:operator="="/>
              <table:filter-or>
                <table:filter-condition table:field-number="2" table:value="Global" table:operator="="/>
                <table:filter-condition table:field-number="2" table:value="RU" table:operator="="/>
              </table:filter-or>
            </table:filter-and>
          </table:filter>
        </table:database-range>
        <table:database-range table:target-range-address="EU_6월.A6:EU_6월.K63" table:display-filter-buttons="true">
          <table:filter>
            <table:filter-and>
              <table:filter-condition table:field-number="1" table:value="6월" table:operator="="/>
              <table:filter-or>
                <table:filter-condition table:field-number="2" table:value="EU" table:operator="="/>
                <table:filter-condition table:field-number="2" table:value="Global" table:operator="="/>
              </table:filter-or>
            </table:filter-and>
          </table:filter>
        </table:database-range>
        <table:database-range table:target-range-address="NA_6월.A6:NA_6월.K62" table:display-filter-buttons="true">
          <table:filter>
            <table:filter-and>
              <table:filter-condition table:field-number="1" table:value="6월" table:operator="="/>
              <table:filter-or>
                <table:filter-condition table:field-number="2" table:value="Global" table:operator="="/>
                <table:filter-condition table:field-number="2" table:value="NA" table:operator="="/>
              </table:filter-or>
            </table:filter-and>
          </table:filter>
        </table:database-range>
        <table:database-range table:target-range-address="SG_6월.A6:SG_6월.K61" table:display-filter-buttons="true">
          <table:filter>
            <table:filter-and>
              <table:filter-condition table:field-number="1" table:value="6월" table:operator="="/>
              <table:filter-or>
                <table:filter-condition table:field-number="2" table:value="Global" table:operator="="/>
                <table:filter-condition table:field-number="2" table:value="SG" table:operator="="/>
              </table:filter-or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Lucida Sans Unicode" svg:font-family="&quot;Lucida Sans Unicode&quot;"/>
    <style:font-face style:name="돋움" svg:font-family="돋움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3</meta:generator>
    <meta:initial-creator>스파크엔어소시에이츠/김의현-IaaS기술팀/신우영</meta:initial-creator>
    <dc:creator>정인환</dc:creator>
    <meta:creation-date>2015-06-05T18:19:34Z</meta:creation-date>
    <dc:date>2022-07-19T20:23:46Z</dc:date>
  </office:meta>
</office:document-meta>
</file>